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2D4EEE34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adornments="Regular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cm" svg:stroke-color="#cccccc" draw:marker-start-width="0.215cm" draw:marker-end="Arrow_20_concave" draw:marker-end-width="0.085cm" draw:textarea-vertical-align="middle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color="#000000" draw:fill="solid" draw:fill-color="#eeeeee" draw:fill-hatch-solid="false" draw:textarea-horizontal-align="justify" draw:textarea-vertical-align="middle" draw:auto-grow-height="false" fo:min-height="3.597cm" fo:min-width="2.577cm" loext:decorative="fals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519cm" fo:min-width="2.57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eeeeee" draw:fill-hatch-solid="true" draw:textarea-horizontal-align="justify" draw:textarea-vertical-align="middle" draw:auto-grow-height="false" fo:min-height="3.597cm" fo:min-width="2.577cm" loext:decorative="false"/>
    </style:style>
    <style:style style:name="gr7" style:family="graphic" style:parent-style-name="standard">
      <style:graphic-properties svg:stroke-color="#000000" draw:fill="solid" draw:fill-color="#eeeeee" draw:fill-hatch-solid="true" draw:textarea-horizontal-align="justify" draw:textarea-vertical-align="middle" draw:auto-grow-height="false" fo:min-height="0.519cm" fo:min-width="2.577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hatch" draw:fill-color="#ffe1ff" draw:fill-hatch-name="Hatching_20_6" draw:fill-hatch-solid="true" draw:textarea-horizontal-align="justify" draw:textarea-vertical-align="middle" draw:auto-grow-height="false" fo:min-height="3.597cm" fo:min-width="2.577cm" loext:decorative="false"/>
    </style:style>
    <style:style style:name="gr9" style:family="graphic" style:parent-style-name="standard">
      <style:graphic-properties svg:stroke-color="#000000" draw:fill="hatch" draw:fill-color="#ffe1ff" draw:fill-hatch-name="Hatching_20_6" draw:fill-hatch-solid="true" draw:textarea-horizontal-align="justify" draw:textarea-vertical-align="middle" draw:auto-grow-height="false" fo:min-height="0.519cm" fo:min-width="2.577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597cm" fo:min-width="2.577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19cm" fo:min-width="2.577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1cm" fo:min-width="0.26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25cm" loext:decorative="false"/>
      <style:paragraph-properties style:writing-mode="lr-tb"/>
    </style:style>
    <style:style style:name="gr14" style:family="graphic" style:parent-style-name="standard">
      <style:graphic-properties svg:stroke-color="#cccccc" draw:marker-end="Arrow_20_concave" draw:marker-end-width="0.3cm" draw:textarea-vertical-align="middle" loext:decorative="false"/>
    </style:style>
    <style:style style:name="gr15" style:family="graphic" style:parent-style-name="standard">
      <style:graphic-properties svg:stroke-color="#000000" draw:fill="none" draw:textarea-vertical-align="middle" draw:auto-grow-height="false" fo:min-height="20.214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fffcc" draw:textarea-horizontal-align="justify" draw:textarea-vertical-align="middle" draw:auto-grow-height="false" fo:min-height="0.815cm" fo:min-width="1.19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51cm" fo:min-width="2.04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1cm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3.597cm" fo:min-width="2.577cm" loext:decorative="false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0.853cm" fo:min-width="1.609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6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c5000b" draw:textarea-horizontal-align="left" draw:textarea-vertical-align="middle" draw:auto-grow-height="true" draw:auto-grow-width="true" fo:min-height="0cm" fo:min-width="0cm" draw:shadow="hidden" loext:decorative="false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105cm" fo:min-width="0cm" loext:decorative="false"/>
    </style:style>
    <style:style style:name="gr2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 loext:decorative="false"/>
    </style:style>
    <style:style style:name="gr27" style:family="graphic" style:parent-style-name="standard">
      <style:graphic-properties svg:stroke-color="#000000" draw:fill="solid" draw:fill-color="#f0e6ff" draw:fill-hatch-solid="false" draw:textarea-horizontal-align="justify" draw:textarea-vertical-align="middle" draw:auto-grow-height="false" fo:min-height="3.597cm" fo:min-width="2.577cm" loext:decorative="false"/>
    </style:style>
    <style:style style:name="gr28" style:family="graphic" style:parent-style-name="standard">
      <style:graphic-properties svg:stroke-width="0cm" svg:stroke-color="#000000" draw:marker-start-width="0.215cm" draw:marker-end="Arrow_20_concave" draw:marker-end-width="0.3cm" draw:textarea-vertical-align="middle" fo:padding-top="0.125cm" fo:padding-bottom="0.125cm" fo:padding-left="0.25cm" fo:padding-right="0.25cm" loext:decorative="false"/>
    </style:style>
    <style:style style:name="gr29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046cm" fo:min-width="3.14cm" loext:decorative="false"/>
    </style:style>
    <style:style style:name="gr30" style:family="graphic" style:parent-style-name="standard">
      <style:graphic-properties svg:stroke-color="#000000" draw:fill-color="#f0e6ff" draw:textarea-horizontal-align="justify" draw:textarea-vertical-align="middle" draw:auto-grow-height="false" fo:min-height="0.519cm" fo:min-width="2.577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-color="#ffffcc" draw:textarea-horizontal-align="justify" draw:textarea-vertical-align="middle" draw:auto-grow-height="false" fo:min-height="0.31cm" fo:min-width="0.63cm" fo:wrap-option="no-wrap" style:writing-mode="lr-tb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0e6ff" draw:textarea-horizontal-align="justify" draw:textarea-vertical-align="middle" draw:auto-grow-height="false" fo:min-height="3.597cm" fo:min-width="2.577cm" loext:decorative="false"/>
    </style:style>
    <style:style style:name="gr34" style:family="graphic" style:parent-style-name="standard">
      <style:graphic-properties draw:stroke="dash" draw:stroke-dash="Long_20_dashed" svg:stroke-color="#000000" draw:marker-end="Arrow_20_concave" draw:marker-end-width="0.3cm" draw:textarea-vertical-align="middle" loext:decorative="false"/>
    </style:style>
    <style:style style:name="gr35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36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0.857cm" fo:min-width="2.423cm" loext:decorative="false"/>
    </style:style>
    <style:style style:name="gr37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0.857cm" fo:min-width="0.625cm" loext:decorative="false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515cm" fo:min-width="0.833cm" loext:decorative="false"/>
    </style:style>
    <style:style style:name="gr39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0.946cm" fo:min-width="3.04cm" loext:decorative="fals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764cm" loext:decorative="false"/>
    </style:style>
    <style:style style:name="gr41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0.944cm" fo:min-width="3.038cm" loext:decorative="false"/>
    </style:style>
    <style:style style:name="gr42" style:family="graphic" style:parent-style-name="standard">
      <style:graphic-properties svg:stroke-color="#000000" draw:fill-color="#ffffcc" draw:textarea-horizontal-align="justify" draw:textarea-vertical-align="middle" draw:auto-grow-height="false" fo:min-height="1.228cm" fo:min-width="1.918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-color="#ffffcc" draw:textarea-horizontal-align="justify" draw:textarea-vertical-align="middle" draw:auto-grow-height="false" fo:min-height="0.754cm" fo:min-width="1.918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="solid" draw:fill-color="#f0e6ff" draw:fill-hatch-solid="true" draw:textarea-horizontal-align="justify" draw:textarea-vertical-align="middle" draw:auto-grow-height="false" fo:min-height="3.597cm" fo:min-width="2.577cm" loext:decorative="false"/>
    </style:style>
    <style:style style:name="gr45" style:family="graphic" style:parent-style-name="standard">
      <style:graphic-properties svg:stroke-color="#000000" draw:fill="solid" draw:fill-color="#f0e6ff" draw:fill-hatch-solid="true" draw:textarea-horizontal-align="justify" draw:textarea-vertical-align="middle" draw:auto-grow-height="false" fo:min-height="0.519cm" fo:min-width="2.577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279cm" fo:min-width="1.023cm" loext:decorative="false"/>
    </style:style>
    <style:style style:name="gr47" style:family="graphic" style:parent-style-name="standard">
      <style:graphic-properties svg:stroke-color="#000000" draw:fill-color="#ffffcc" draw:textarea-horizontal-align="justify" draw:textarea-vertical-align="middle" draw:auto-grow-height="false" fo:min-height="0.736cm" fo:min-width="0.556cm" fo:wrap-option="no-wrap" style:writing-mode="lr-tb" loext:decorative="false"/>
      <style:paragraph-properties style:writing-mode="lr-tb"/>
    </style:style>
    <style:style style:name="gr4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512cm" fo:min-width="15.017cm" loext:decorative="false"/>
    </style:style>
    <style:style style:name="gr49" style:family="graphic" style:parent-style-name="Default_20_Drawing_20_Style_5f_1">
      <style:graphic-properties svg:stroke-color="#000000" draw:fill="solid" draw:fill-color="#eeeeee" draw:fill-hatch-solid="false" draw:textarea-horizontal-align="justify" draw:textarea-vertical-align="middle" draw:auto-grow-height="false" fo:min-height="2.316cm" fo:min-width="1.575cm" loext:decorative="false"/>
    </style:style>
    <style:style style:name="gr50" style:family="graphic" style:parent-style-name="Default_20_Drawing_20_Style_5f_1">
      <style:graphic-properties svg:stroke-color="#000000" draw:fill-color="#eeeeee" draw:textarea-horizontal-align="justify" draw:textarea-vertical-align="middle" draw:auto-grow-height="false" fo:min-height="0.261cm" fo:min-width="1.575cm" style:writing-mode="lr-tb" loext:decorative="false"/>
      <style:paragraph-properties style:writing-mode="lr-tb"/>
    </style:style>
    <style:style style:name="gr51" style:family="graphic" style:parent-style-name="Default_20_Drawing_20_Style_5f_1">
      <style:graphic-properties svg:stroke-color="#000000" draw:fill="solid" draw:fill-color="#eeeeee" draw:fill-hatch-solid="true" draw:textarea-horizontal-align="justify" draw:textarea-vertical-align="middle" draw:auto-grow-height="false" fo:min-height="2.316cm" fo:min-width="1.575cm" loext:decorative="false"/>
    </style:style>
    <style:style style:name="gr52" style:family="graphic" style:parent-style-name="Default_20_Drawing_20_Style_5f_1">
      <style:graphic-properties svg:stroke-color="#000000" draw:fill="solid" draw:fill-color="#eeeeee" draw:fill-hatch-solid="true" draw:textarea-horizontal-align="justify" draw:textarea-vertical-align="middle" draw:auto-grow-height="false" fo:min-height="0.261cm" fo:min-width="1.575cm" style:writing-mode="lr-tb" loext:decorative="false"/>
      <style:paragraph-properties style:writing-mode="lr-tb"/>
    </style:style>
    <style:style style:name="gr53" style:family="graphic" style:parent-style-name="Default_20_Drawing_20_Style_5f_1">
      <style:graphic-properties svg:stroke-color="#000000" draw:fill-color="#f0e6ff" draw:textarea-horizontal-align="justify" draw:textarea-vertical-align="middle" draw:auto-grow-height="false" fo:min-height="2.316cm" fo:min-width="1.587cm" loext:decorative="false"/>
    </style:style>
    <style:style style:name="gr54" style:family="graphic" style:parent-style-name="Default_20_Drawing_20_Style_5f_1">
      <style:graphic-properties svg:stroke-color="#000000" draw:fill-color="#f0e6ff" draw:textarea-horizontal-align="justify" draw:textarea-vertical-align="middle" draw:auto-grow-height="false" fo:min-height="0.261cm" fo:min-width="1.587cm" loext:decorative="false"/>
    </style:style>
    <style:style style:name="gr55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316cm" fo:min-width="1.611cm" loext:decorative="false"/>
    </style:style>
    <style:style style:name="gr56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261cm" fo:min-width="1.611cm" loext:decorative="false"/>
    </style:style>
    <style:style style:name="gr57" style:family="graphic" style:parent-style-name="Default_20_Drawing_20_Style_5f_1">
      <style:graphic-properties svg:stroke-color="#000000" draw:fill-color="#f0e6ff" draw:textarea-horizontal-align="justify" draw:textarea-vertical-align="middle" draw:auto-grow-height="false" fo:min-height="2.316cm" fo:min-width="1.597cm" loext:decorative="false"/>
    </style:style>
    <style:style style:name="gr58" style:family="graphic" style:parent-style-name="Default_20_Drawing_20_Style_5f_1">
      <style:graphic-properties svg:stroke-color="#000000" draw:fill-color="#f0e6ff" draw:textarea-horizontal-align="justify" draw:textarea-vertical-align="middle" draw:auto-grow-height="false" fo:min-height="0.261cm" fo:min-width="1.597cm" style:writing-mode="lr-tb" loext:decorative="false"/>
      <style:paragraph-properties style:writing-mode="lr-tb"/>
    </style:style>
    <style:style style:name="gr59" style:family="graphic" style:parent-style-name="Default_20_Drawing_20_Style_5f_1">
      <style:graphic-properties svg:stroke-color="#000000" draw:fill-color="#eeeeee" draw:textarea-horizontal-align="justify" draw:textarea-vertical-align="middle" draw:auto-grow-height="false" fo:min-height="2.316cm" fo:min-width="1.576cm" loext:decorative="false"/>
    </style:style>
    <style:style style:name="gr60" style:family="graphic" style:parent-style-name="Default_20_Drawing_20_Style_5f_1">
      <style:graphic-properties svg:stroke-color="#000000" draw:fill-color="#eeeeee" draw:textarea-horizontal-align="justify" draw:textarea-vertical-align="middle" draw:auto-grow-height="false" fo:min-height="0.261cm" fo:min-width="1.576cm" loext:decorative="false"/>
    </style:style>
    <style:style style:name="gr61" style:family="graphic" style:parent-style-name="Default_20_Drawing_20_Style_5f_1">
      <style:graphic-properties svg:stroke-color="#000000" draw:fill-color="#eeeeee" draw:textarea-horizontal-align="justify" draw:textarea-vertical-align="middle" draw:auto-grow-height="false" fo:min-height="2.316cm" fo:min-width="1.611cm" loext:decorative="false"/>
    </style:style>
    <style:style style:name="gr62" style:family="graphic" style:parent-style-name="Default_20_Drawing_20_Style_5f_1">
      <style:graphic-properties svg:stroke-color="#000000" draw:fill-color="#eeeeee" draw:textarea-horizontal-align="justify" draw:textarea-vertical-align="middle" draw:auto-grow-height="false" fo:min-height="0.261cm" fo:min-width="1.611cm" loext:decorative="false"/>
    </style:style>
    <style:style style:name="gr63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316cm" fo:min-width="1.575cm" loext:decorative="false"/>
    </style:style>
    <style:style style:name="gr64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261cm" fo:min-width="1.575cm" loext:decorative="false"/>
    </style:style>
    <style:style style:name="gr65" style:family="graphic" style:parent-style-name="Default_20_Drawing_20_Style_5f_1">
      <style:graphic-properties svg:stroke-color="#000000" draw:fill-color="#f0e6ff" draw:textarea-horizontal-align="justify" draw:textarea-vertical-align="middle" draw:auto-grow-height="false" fo:min-height="2.316cm" fo:min-width="1.576cm" loext:decorative="false"/>
    </style:style>
    <style:style style:name="gr66" style:family="graphic" style:parent-style-name="Default_20_Drawing_20_Style_5f_1">
      <style:graphic-properties svg:stroke-color="#000000" draw:fill-color="#f0e6ff" draw:textarea-horizontal-align="justify" draw:textarea-vertical-align="middle" draw:auto-grow-height="false" fo:min-height="0.261cm" fo:min-width="1.576cm" style:writing-mode="lr-tb" loext:decorative="false"/>
      <style:paragraph-properties style:writing-mode="lr-tb"/>
    </style:style>
    <style:style style:name="gr67" style:family="graphic" style:parent-style-name="Default_20_Drawing_20_Style_5f_1">
      <style:graphic-properties svg:stroke-color="#000000" draw:fill-color="#eeeeee" draw:textarea-horizontal-align="justify" draw:textarea-vertical-align="middle" draw:auto-grow-height="false" fo:min-height="2.316cm" fo:min-width="1.575cm" loext:decorative="false"/>
    </style:style>
    <style:style style:name="gr68" style:family="graphic" style:parent-style-name="Default_20_Drawing_20_Style_5f_1">
      <style:graphic-properties svg:stroke-color="#000000" draw:fill-color="#eeeeee" draw:textarea-horizontal-align="justify" draw:textarea-vertical-align="middle" draw:auto-grow-height="false" fo:min-height="0.261cm" fo:min-width="1.575cm" loext:decorative="false"/>
    </style:style>
    <style:style style:name="gr69" style:family="graphic" style:parent-style-name="Default_20_Drawing_20_Style_5f_1">
      <style:graphic-properties svg:stroke-color="#000000" draw:fill="hatch" draw:fill-color="#ffe1ff" draw:fill-hatch-name="Red_20_90_20_Degrees_20_Crossed_20_2" draw:fill-hatch-solid="true" draw:textarea-horizontal-align="justify" draw:textarea-vertical-align="middle" draw:auto-grow-height="false" fo:min-height="2.316cm" fo:min-width="1.575cm" loext:decorative="false"/>
    </style:style>
    <style:style style:name="gr70" style:family="graphic" style:parent-style-name="Default_20_Drawing_20_Style_5f_1">
      <style:graphic-properties svg:stroke-color="#000000" draw:fill="hatch" draw:fill-color="#ffe1ff" draw:fill-hatch-name="Red_20_90_20_Degrees_20_Crossed_20_2" draw:fill-hatch-solid="true" draw:textarea-horizontal-align="justify" draw:textarea-vertical-align="middle" draw:auto-grow-height="false" fo:min-height="0.261cm" fo:min-width="1.575cm" style:writing-mode="lr-tb" loext:decorative="false"/>
      <style:paragraph-properties style:writing-mode="lr-tb"/>
    </style:style>
    <style:style style:name="gr71" style:family="graphic" style:parent-style-name="Default_20_Drawing_20_Style_5f_1">
      <style:graphic-properties svg:stroke-color="#000000" draw:fill="none" draw:textarea-vertical-align="middle" draw:auto-grow-height="false" fo:min-height="23.486cm" fo:min-width="0cm" loext:decorative="false"/>
    </style:style>
    <style:style style:name="gr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73" style:family="graphic" style:parent-style-name="Default_20_Drawing_20_Style_5f_1">
      <style:graphic-properties svg:stroke-color="#000000" draw:marker-end="Arrow_20_concave" draw:textarea-vertical-align="middle" loext:decorative="false"/>
    </style:style>
    <style:style style:name="gr74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12cm" fo:min-width="0cm" loext:decorative="false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811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4.521cm" loext:decorative="false"/>
      <style:paragraph-properties style:writing-mode="lr-tb"/>
    </style:style>
    <style:style style:name="pr12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13" style:family="presentation" style:parent-style-name="master_5f_-outline1">
      <style:graphic-properties fo:min-height="1.857cm" loext:decorative="false"/>
      <style:paragraph-properties style:writing-mode="lr-tb"/>
    </style:style>
    <style:style style:name="pr14" style:family="presentation" style:parent-style-name="master_5f_-notes">
      <style:graphic-properties draw:fill-color="#ffffff" draw:auto-grow-height="true" fo:min-height="6.213cm" loext:decorative="false"/>
      <style:paragraph-properties style:writing-mode="lr-tb"/>
    </style:style>
    <style:style style:name="pr15" style:family="presentation" style:parent-style-name="master-notes">
      <style:graphic-properties draw:fill-color="#ffffff" draw:auto-grow-height="true" fo:min-height="15.076cm" loext:decorative="false"/>
      <style:paragraph-properties style:writing-mode="lr-tb"/>
    </style:style>
    <style:style style:name="pr16" style:family="presentation" style:parent-style-name="master-notes">
      <style:graphic-properties draw:fill-color="#ffffff" draw:auto-grow-height="true" fo:min-height="14.121cm" loext:decorative="false"/>
      <style:paragraph-properties style:writing-mode="lr-tb"/>
    </style:style>
    <style:style style:name="pr17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eeeeee" draw:fill-hatch-solid="false"/>
      <style:paragraph-properties fo:text-align="center"/>
    </style:style>
    <style:style style:name="P13" style:family="paragraph">
      <style:paragraph-properties fo:text-align="end" style:writing-mode="lr-tb"/>
      <style:text-properties fo:font-size="14pt" style:font-size-asian="14pt" style:font-size-complex="14pt"/>
    </style:style>
    <style:style style:name="P14" style:family="paragraph">
      <loext:graphic-properties draw:fill-color="#eeeeee"/>
      <style:paragraph-properties fo:text-align="end"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eeeeee" draw:fill-hatch-solid="true"/>
      <style:paragraph-properties fo:text-align="center"/>
    </style:style>
    <style:style style:name="P16" style:family="paragraph">
      <loext:graphic-properties draw:fill="solid" draw:fill-color="#eeeeee" draw:fill-hatch-solid="true"/>
      <style:paragraph-properties fo:text-align="end" style:writing-mode="lr-tb"/>
      <style:text-properties fo:font-size="14pt" style:font-size-asian="14pt" style:font-size-complex="14pt"/>
    </style:style>
    <style:style style:name="P17" style:family="paragraph">
      <loext:graphic-properties draw:fill="hatch" draw:fill-color="#ffe1ff" draw:fill-hatch-name="Hatching_20_6" draw:fill-hatch-solid="true"/>
      <style:paragraph-properties fo:text-align="center"/>
    </style:style>
    <style:style style:name="P18" style:family="paragraph">
      <loext:graphic-properties draw:fill="hatch" draw:fill-color="#ffe1ff" draw:fill-hatch-name="Hatching_20_6" draw:fill-hatch-solid="true"/>
      <style:paragraph-properties fo:text-align="end" style:writing-mode="lr-tb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paragraph-properties fo:text-align="end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fo:text-align="start"/>
      <style:text-properties fo:color="#666666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-color="#eeeeee"/>
      <style:paragraph-properties fo:text-align="center"/>
    </style:style>
    <style:style style:name="P30" style:family="paragraph">
      <loext:graphic-properties draw:fill="solid" draw:fill-color="#c5000b"/>
      <style:paragraph-properties fo:text-align="center"/>
      <style:text-properties fo:font-size="48pt" style:font-size-asian="48pt" style:font-size-complex="48pt"/>
    </style:style>
    <style:style style:name="P31" style:family="paragraph">
      <loext:graphic-properties draw:fill="solid" draw:fill-color="#000000"/>
      <style:paragraph-properties fo:text-align="center"/>
      <style:text-properties fo:font-size="80pt" style:font-size-asian="80pt" style:font-size-complex="80pt"/>
    </style:style>
    <style:style style:name="P32" style:family="paragraph">
      <style:paragraph-properties fo:margin-left="0cm" fo:margin-right="0cm" fo:margin-top="0cm" fo:margin-bottom="0.2cm" fo:text-indent="0cm"/>
    </style:style>
    <style:style style:name="P33" style:family="paragraph">
      <loext:graphic-properties draw:fill-color="#ffffff"/>
      <style:paragraph-properties fo:margin-top="0cm" fo:margin-bottom="0.2cm"/>
      <style:text-properties fo:font-size="14pt" style:font-size-asian="14pt" style:font-size-complex="14pt"/>
    </style:style>
    <style:style style:name="P34" style:family="paragraph">
      <loext:graphic-properties draw:fill="solid" draw:fill-color="#f0e6ff" draw:fill-hatch-solid="false"/>
      <style:paragraph-properties fo:text-align="center"/>
    </style:style>
    <style:style style:name="P35" style:family="paragraph">
      <loext:graphic-properties draw:fill="solid" draw:fill-color="#ffcc00" draw:opacity-name="Transparency_20_5"/>
      <style:paragraph-properties fo:text-align="center"/>
    </style:style>
    <style:style style:name="P36" style:family="paragraph">
      <loext:graphic-properties draw:fill-color="#f0e6ff"/>
      <style:paragraph-properties fo:text-align="end" style:writing-mode="lr-tb"/>
      <style:text-properties fo:font-size="14pt" style:font-size-asian="14pt" style:font-size-complex="14pt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P38" style:family="paragraph">
      <loext:graphic-properties draw:fill="none"/>
      <style:paragraph-properties fo:text-align="start"/>
      <style:text-properties style:font-name="Liberation Mono1" fo:font-size="18pt"/>
    </style:style>
    <style:style style:name="P39" style:family="paragraph">
      <loext:graphic-properties draw:fill-color="#f0e6ff"/>
      <style:paragraph-properties fo:text-align="center"/>
    </style:style>
    <style:style style:name="P40" style:family="paragraph">
      <loext:graphic-properties draw:fill="solid" draw:fill-color="#f0e6ff" draw:fill-hatch-solid="true"/>
      <style:paragraph-properties fo:text-align="center"/>
    </style:style>
    <style:style style:name="P41" style:family="paragraph">
      <loext:graphic-properties draw:fill="solid" draw:fill-color="#f0e6ff" draw:fill-hatch-solid="true"/>
      <style:paragraph-properties fo:text-align="end" style:writing-mode="lr-tb"/>
      <style:text-properties fo:font-size="14pt" style:font-size-asian="14pt" style:font-size-complex="14pt"/>
    </style:style>
    <style:style style:name="P42" style:family="paragraph">
      <style:paragraph-properties fo:margin-top="0cm" fo:margin-bottom="0.5cm"/>
    </style:style>
    <style:style style:name="P43" style:family="paragraph">
      <style:paragraph-properties fo:margin-top="0cm" fo:margin-bottom="0.2cm"/>
    </style:style>
    <style:style style:name="P44" style:family="paragraph">
      <style:paragraph-properties fo:text-align="center" style:writing-mode="lr-tb"/>
      <style:text-properties fo:font-size="28pt" style:font-size-asian="28pt" style:font-size-complex="28pt"/>
    </style:style>
    <style:style style:name="P45" style:family="paragraph">
      <loext:graphic-properties draw:fill-color="#ffffcc"/>
      <style:paragraph-properties fo:text-align="center" style:writing-mode="lr-tb"/>
      <style:text-properties fo:font-size="28pt" style:font-size-asian="28pt" style:font-size-complex="28pt"/>
    </style:style>
    <style:style style:name="P46" style:family="paragraph">
      <style:paragraph-properties fo:margin-left="0cm" fo:margin-right="0cm" fo:margin-top="0cm" fo:margin-bottom="0.2cm" fo:text-indent="-0.6cm"/>
    </style:style>
    <style:style style:name="P47" style:family="paragraph">
      <loext:graphic-properties draw:fill-color="#ffffff"/>
      <style:paragraph-properties fo:margin-left="0cm" fo:margin-right="0cm" fo:margin-top="0cm" fo:margin-bottom="0.2cm" fo:text-indent="-0.6cm"/>
      <style:text-properties fo:font-size="20pt"/>
    </style:style>
    <style:style style:name="P48" style:family="paragraph">
      <style:paragraph-properties fo:margin-top="0cm" fo:margin-bottom="0.4cm" fo:text-align="center"/>
    </style:style>
    <style:style style:name="P49" style:family="paragraph">
      <style:paragraph-properties fo:margin-top="0cm" fo:margin-bottom="0.4cm" fo:text-align="center"/>
      <style:text-properties fo:color="#000000" loext:opacity="100%" style:font-name="Liberation Sans2" fo:font-size="14pt" style:font-size-asian="14pt" style:font-size-complex="14pt"/>
    </style:style>
    <style:style style:name="P50" style:family="paragraph">
      <loext:graphic-properties draw:fill-color="#f0e6ff"/>
      <style:paragraph-properties fo:text-align="end"/>
      <style:text-properties fo:font-size="14pt" style:font-size-asian="14pt" style:font-size-complex="14pt"/>
    </style:style>
    <style:style style:name="P51" style:family="paragraph">
      <loext:graphic-properties draw:fill-color="#eeeeee"/>
      <style:paragraph-properties fo:text-align="end"/>
      <style:text-properties fo:font-size="14pt" style:font-size-asian="14pt" style:font-size-complex="14pt"/>
    </style:style>
    <style:style style:name="P52" style:family="paragraph">
      <loext:graphic-properties draw:fill="hatch" draw:fill-color="#ffe1ff" draw:fill-hatch-name="Red_20_90_20_Degrees_20_Crossed_20_2" draw:fill-hatch-solid="true"/>
      <style:paragraph-properties fo:text-align="center"/>
    </style:style>
    <style:style style:name="P53" style:family="paragraph">
      <loext:graphic-properties draw:fill="hatch" draw:fill-color="#ffe1ff" draw:fill-hatch-name="Red_20_90_20_Degrees_20_Crossed_20_2" draw:fill-hatch-solid="true"/>
      <style:paragraph-properties fo:text-align="end" style:writing-mode="lr-tb"/>
      <style:text-properties fo:font-size="14pt" style:font-size-asian="14pt" style:font-size-complex="14pt"/>
    </style:style>
    <style:style style:name="P54" style:family="paragraph">
      <loext:graphic-properties draw:fill="none" draw:fill-color="#ffffff"/>
      <style:paragraph-properties fo:text-align="center"/>
      <style:text-properties fo:color="#666666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margin-top="0cm" fo:margin-bottom="0cm" fo:text-align="center"/>
    </style:style>
    <style:style style:name="P56" style:family="paragraph">
      <style:paragraph-properties fo:margin-top="0cm" fo:margin-bottom="0cm" fo:text-align="center"/>
      <style:text-properties fo:color="#000000" loext:opacity="100%" style:font-name="Liberation Sans2" fo:font-size="16pt" style:font-size-asian="16pt" style:font-size-complex="16pt"/>
    </style:style>
    <style:style style:name="P57" style:family="paragraph">
      <style:paragraph-properties fo:margin-top="0cm" fo:margin-bottom="0cm"/>
    </style:style>
    <style:style style:name="P58" style:family="paragraph">
      <style:paragraph-properties fo:margin-top="0.508cm" fo:margin-bottom="0.406cm"/>
    </style:style>
    <style:style style:name="P59" style:family="paragraph">
      <style:paragraph-properties fo:margin-top="0cm" fo:margin-bottom="0.3cm" loext:tab-stop-distance="0cm">
        <style:tab-stops>
          <style:tab-stop style:position="12.206cm"/>
          <style:tab-stop style:position="17.498cm"/>
        </style:tab-stops>
      </style:paragraph-properties>
    </style:style>
    <style:style style:name="P60" style:family="paragraph">
      <style:paragraph-properties fo:margin-top="0cm" fo:margin-bottom="1.5cm"/>
    </style:style>
    <style:style style:name="P61" style:family="paragraph">
      <style:text-properties fo:color="#000000" loext:opacity="100%"/>
    </style:style>
    <style:style style:name="P62" style:family="paragraph">
      <loext:graphic-properties draw:fill-color="#ffffff"/>
    </style:style>
    <style:style style:name="P63" style:family="paragraph">
      <style:paragraph-properties fo:margin-top="0cm" fo:margin-bottom="0.3cm"/>
    </style:style>
    <style:style style:name="P64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65" style:family="paragraph">
      <loext:graphic-properties draw:fill-color="#ffffff"/>
      <style:paragraph-properties fo:margin-left="0.6cm" fo:margin-right="0cm" fo:text-indent="-0.6cm"/>
      <style:text-properties fo:color="#c5000b" loext:opacity="100%" style:font-name="Liberation Sans2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6" style:family="text">
      <style:text-properties style:font-name="Liberation Mono1" fo:font-size="18pt"/>
    </style:style>
    <style:style style:name="T17" style:family="text">
      <style:text-properties style:font-name="Liberation Sans" fo:font-size="12pt" style:font-name-asian="Liberation Sans" style:font-size-asian="12pt" style:font-name-complex="Liberation Sans" style:font-size-complex="12pt"/>
    </style:style>
    <style:style style:name="T18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19" style:family="text">
      <style:text-properties fo:color="#000000" loext:opacity="100%" fo:font-size="22pt" fo:language="ru" fo:country="RU" style:font-size-asian="22pt" style:font-size-complex="22pt"/>
    </style:style>
    <style:style style:name="T20" style:family="text">
      <style:text-properties fo:color="#ff3333" loext:opacity="100%" fo:font-size="28pt" fo:language="ru" fo:country="RU" style:font-size-asian="28pt" style:font-size-complex="28pt"/>
    </style:style>
    <style:style style:name="T21" style:family="text">
      <style:text-properties style:font-name="Liberation Sans" fo:font-size="28pt" fo:language="ru" fo:country="RU" style:font-name-asian="Liberation Sans" style:font-size-asian="28pt" style:font-name-complex="Liberation Sans" style:font-size-complex="2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4" style:family="text">
      <style:text-properties fo:color="#000000" loext:opacity="100%" style:font-name="Liberation Sans2" fo:font-size="14pt" fo:language="ru" fo:country="RU" style:font-size-asian="14pt" style:font-size-complex="14pt"/>
    </style:style>
    <style:style style:name="T25" style:family="text">
      <style:text-properties fo:color="#000000" loext:opacity="100%" style:font-name="Liberation Sans2" fo:font-size="16pt" fo:language="ru" fo:country="RU" style:font-size-asian="16pt" style:font-size-complex="16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italic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en" fo:country="US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font-name="Liberation Serif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fo:color="#000000" loext:opacity="100%" fo:language="ru" fo:country="RU"/>
    </style:style>
    <style:style style:name="T34" style:family="text">
      <style:text-properties fo:color="#000000" loext:opacity="100%" fo:font-size="26pt" fo:language="ru" fo:country="RU" style:font-size-asian="26pt" style:font-size-complex="26pt"/>
    </style:style>
    <style:style style:name="T35" style:family="text">
      <style:text-properties fo:color="#000000" loext:opacity="100%" fo:font-size="24pt" fo:language="ru" fo:country="RU" style:font-size-asian="24pt" style:font-size-complex="24pt"/>
    </style:style>
    <style:style style:name="T36" style:family="text">
      <style:text-properties fo:color="#000000" loext:opacity="100%" style:font-name="Liberation Sans2" fo:font-size="14pt" fo:language="ru" fo:country="RU" style:letter-kerning="true" style:font-name-asian="Droid Sans Fallback" style:font-size-asian="14pt" style:font-name-complex="FreeSans2" style:font-size-complex="14pt"/>
    </style:style>
    <style:style style:name="T37" style:family="text">
      <style:text-properties fo:color="#000000" loext:opacity="100%" style:font-name="Liberation Sans2" fo:font-size="14pt" fo:language="ru" fo:country="RU" style:text-underline-style="solid" style:text-underline-width="auto" style:text-underline-color="font-color" style:letter-kerning="true" style:font-name-asian="Droid Sans Fallback" style:font-size-asian="14pt" style:font-name-complex="FreeSans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Журналирование</text:span><text:span text:style-name="T2"><text:line-break/></text:span><text:span text:style-name="T2">Буферный кеш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Устройство и использование буферного </text:span><text:span text:style-name="T11">кеша</text:span></text:p>
              </text:list-item>
              <text:list-item>
                <text:p text:style-name="P8"><text:span text:style-name="T11">Механизм вытеснения страниц</text:span></text:p>
              </text:list-item>
              <text:list-item>
                <text:p text:style-name="P8"><text:span text:style-name="T11">Массовое вытеснение и буферные </text:span><text:span text:style-name="T11">кольца</text:span></text:p>
              </text:list-item>
              <text:list-item>
                <text:p text:style-name="P8"><text:span text:style-name="T11">Настройка размера кеша</text:span></text:p>
              </text:list-item>
              <text:list-item>
                <text:p text:style-name="P8"><text:span text:style-name="T11">Локальный кеш для временных таблиц</text:span></text:p>
              </text:list-item>
              <text:list-item>
                <text:p text:style-name="P8"><text:span text:style-name="T11">Прогрев кеш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connector draw:style-name="gr3" draw:text-style-name="P11" draw:layer="layout" draw:type="curve" svg:x1="23.97cm" svg:y1="8.11cm" svg:x2="3.039cm" svg:y2="11.902cm" draw:start-shape="id1" draw:start-glue-point="3" draw:end-shape="id2" draw:end-glue-point="0" svg:d="M23970 8110c-13954 0-20931 1264-20931 3792" svg:viewBox="0 0 20932 3793">
          <text:p/>
        </draw:connector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Буферный кеш</text:span></text:p>
          </draw:text-box>
        </draw:frame>
        <draw:custom-shape draw:style-name="gr4" draw:text-style-name="P12" draw:layer="layout" svg:width="3.077cm" svg:height="3.847cm" svg:x="1.501cm" svg:y="12.8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2" draw:id="id2" draw:layer="layout" svg:width="3.077cm" svg:height="0.769cm" svg:x="1.501cm" svg:y="11.902cm">
          <text:p text:style-name="P13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077cm" svg:height="3.847cm" svg:x="5.086cm" svg:y="12.8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7" draw:id="id7" draw:layer="layout" svg:width="3.077cm" svg:height="0.769cm" svg:x="5.086cm" svg:y="11.902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077cm" svg:height="3.847cm" svg:x="8.671cm" svg:y="12.8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xml:id="id9" draw:id="id9" draw:layer="layout" svg:width="3.077cm" svg:height="0.769cm" svg:x="8.671cm" svg:y="11.902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077cm" svg:height="3.847cm" svg:x="12.256cm" svg:y="12.8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4" draw:id="id4" draw:layer="layout" svg:width="3.077cm" svg:height="0.769cm" svg:x="12.256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077cm" svg:height="3.847cm" svg:x="19.425cm" svg:y="12.8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5" draw:id="id5" draw:layer="layout" svg:width="3.077cm" svg:height="0.769cm" svg:x="19.425cm" svg:y="11.9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xml:id="id3" draw:id="id3" draw:layer="layout" svg:width="0.76cm" svg:height="0.76cm" svg:x="4.3cm" svg:y="5.5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88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onnector draw:style-name="gr14" draw:text-style-name="P11" draw:layer="layout" draw:type="curve" svg:x1="5.06cm" svg:y1="5.88cm" svg:x2="13.794cm" svg:y2="11.902cm" draw:start-shape="id3" draw:start-glue-point="1" draw:end-shape="id4" draw:end-glue-point="0" svg:d="M5060 5880c5823 0 8734 2007 8734 6022" svg:viewBox="0 0 8735 6023">
          <text:p/>
        </draw:connector>
        <draw:connector draw:style-name="gr14" draw:text-style-name="P11" draw:layer="layout" draw:type="curve" draw:line-skew="-0.566cm" svg:x1="13.794cm" svg:y1="11.902cm" svg:x2="20.963cm" svg:y2="11.902cm" draw:start-shape="id4" draw:start-glue-point="0" draw:end-shape="id5" svg:d="M13794 11902c0-1602 7169-1602 7169 0" svg:viewBox="0 0 7170 1202">
          <text:p/>
        </draw:connector>
        <draw:custom-shape draw:style-name="gr15" draw:text-style-name="P24" draw:layer="layout" svg:width="0.87cm" svg:height="20.936cm" draw:transform="rotate (1.5707963267949) translate (1.52cm 18.067cm)">
          <text:p/>
          <draw:enhanced-geometry svg:viewBox="0 0 21600 21600" draw:glue-points="21600 0 0 10800 21600 21600" draw:text-areas="13800 ?f9 21600 ?f10" draw:type="left-brace" draw:modifiers="496.23155179825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5" draw:layer="layout" svg:width="5.022cm" svg:height="0.878cm" svg:x="9.819cm" svg:y="18.11cm">
          <draw:text-box>
            <text:p text:style-name="P1"><text:span text:style-name="T13"><text:s text:c="4"/></text:span><text:span text:style-name="T13">shared_buffers</text:span></text:p>
          </draw:text-box>
        </draw:frame>
        <draw:custom-shape draw:style-name="gr17" draw:text-style-name="P27" draw:layer="layout" svg:width="2.409cm" svg:height="1.513cm" svg:x="6.409cm" svg:y="17.967cm">
          <text:p text:style-name="P26"><text:span text:style-name="T14">грязный</text:span></text:p>
          <text:p text:style-name="P26"><text:span text:style-name="T14">буфе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767.6348547718 -18190.22457067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8" xml:id="id10" draw:id="id10" draw:layer="layout" svg:width="2.54cm" svg:height="0.76cm" svg:x="23.97cm" svg:y="4.705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11" draw:id="id11" draw:layer="layout" svg:width="3.077cm" svg:height="0.769cm" svg:x="15.825cm" svg:y="11.901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3.97cm" svg:y1="5.84cm" svg:x2="6.624cm" svg:y2="11.902cm" draw:start-shape="id6" draw:start-glue-point="3" draw:end-shape="id7" draw:end-glue-point="0" svg:d="M23970 5840c-11564 0-17346 2020-17346 6062" svg:viewBox="0 0 17347 6063">
          <text:p/>
        </draw:connector>
        <draw:connector draw:style-name="gr14" draw:text-style-name="P11" draw:layer="layout" draw:type="curve" svg:x1="23.97cm" svg:y1="7.355cm" svg:x2="10.209cm" svg:y2="11.902cm" draw:start-shape="id8" draw:start-glue-point="3" draw:end-shape="id9" draw:end-glue-point="0" svg:d="M23970 7355c-9174 0-13761 1515-13761 4547" svg:viewBox="0 0 13762 4548">
          <text:p/>
        </draw:connector>
        <draw:connector draw:style-name="gr14" draw:text-style-name="P11" draw:layer="layout" draw:type="curve" svg:x1="23.97cm" svg:y1="5.085cm" svg:x2="17.363cm" svg:y2="11.901cm" draw:start-shape="id10" draw:start-glue-point="3" draw:end-shape="id11" draw:end-glue-point="0" svg:d="M23970 5085c-4405 0-6607 2272-6607 6816" svg:viewBox="0 0 6608 6817">
          <text:p/>
        </draw:connector>
        <draw:custom-shape draw:style-name="gr21" draw:text-style-name="P27" draw:layer="layout" svg:width="2.996cm" svg:height="1.567cm" svg:x="7.294cm" svg:y="9.357cm">
          <text:p text:style-name="P26"><text:span text:style-name="T14">число</text:span></text:p>
          <text:p text:style-name="P26"><text:span text:style-name="T14">обращени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841.44144144144 37014.7959183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8" xml:id="id6" draw:id="id6" draw:layer="layout" svg:width="2.54cm" svg:height="0.76cm" svg:x="23.97cm" svg:y="5.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xml:id="id8" draw:id="id8" draw:layer="layout" svg:width="2.54cm" svg:height="0.76cm" svg:x="23.97cm" svg:y="6.9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xml:id="id1" draw:id="id1" draw:layer="layout" svg:width="2.54cm" svg:height="0.76cm" svg:x="23.97cm" svg:y="7.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8.485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3.163cm" svg:height="1.361cm" svg:x="1.03cm" svg:y="6.693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12" draw:text-style-name="P21" xml:id="id12" draw:id="id12" draw:layer="layout" svg:width="0.76cm" svg:height="0.76cm" svg:x="4.301cm" svg:y="7.005cm">
          <text:p/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4.681cm" svg:y1="7.765cm" svg:x2="3.039cm" svg:y2="11.902cm" draw:start-shape="id12" draw:start-glue-point="2" draw:end-shape="id2" draw:end-glue-point="0" svg:d="M4681 7765c0 3102-1642 1034-1642 4137" svg:viewBox="0 0 1643 4138">
          <text:p/>
        </draw:connector>
        <draw:path draw:style-name="gr23" draw:text-style-name="P30" draw:layer="layout" svg:width="0.818cm" svg:height="0.888cm" svg:x="9.6cm" svg:y="18.11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draw:g draw:style-name="gr24">
          <draw:custom-shape draw:style-name="gr25" draw:text-style-name="P19" draw:layer="layout" svg:width="0.189cm" svg:height="0.355cm" draw:transform="rotate (-0.432318055718995) translate (2.051cm 11.772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85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ustom-shape draw:style-name="gr21" draw:text-style-name="P27" draw:layer="layout" svg:width="2.996cm" svg:height="1.567cm" svg:x="1.032cm" svg:y="8.741cm">
          <text:p text:style-name="P26"><text:span text:style-name="T14">буфер</text:span></text:p>
          <text:p text:style-name="P26"><text:span text:style-name="T14">закреплен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115.31531531531 38557.65306122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3" draw:layer="layout" svg:width="16.799cm" svg:height="13.811cm" svg:x="2.1cm" svg:y="14.107cm" presentation:class="notes" presentation:user-transformed="true">
            <draw:text-box>
              <text:p text:style-name="P32"><text:span text:style-name="T6">Задача буферного кеша — сглаживать разницу в производительности двух типов памяти: оперативной (быстрая, но мало) и дисковой (медленная, но много). Чтобы работать с данными — читать или изменять, — процессы читают страницы в буферный кеш. Пока страница находится в кеше, мы экономим на обращениях к диску.</text:span></text:p>
              <text:p text:style-name="P32"><text:span text:style-name="T6">Буферный кеш располагается в общей памяти сервера и представляет собой массив буферов. Каждый буфер состоит из места под одну страницу данных и заголовка. Заголовок содержит, в числе прочего:</text:span></text:p>
              <text:p text:style-name="P32"><text:span text:style-name="T6">- расположение страницы на диске (файл и номер страницы в нем);</text:span></text:p>
              <text:p text:style-name="P32"><text:span text:style-name="T6">- число обращений к буферу (счетчик увеличивается каждый раз, когда процесс читает или изменяет буфер);</text:span></text:p>
              <text:p text:style-name="P32"><text:span text:style-name="T6">- признак того, что данные на странице изменились и рано или поздно должны быть записаны на диск (такой буфер называют грязным);</text:span></text:p>
              <text:p text:style-name="P32"><text:span text:style-name="T6">- признак закрепления (с содержимым буфера в данный момент работает один или несколько процессов).</text:span></text:p>
              <text:p text:style-name="P32"><text:span text:style-name="T6">Размер буферного кеша задается параметром </text:span><text:span text:style-name="T15">shared_buffers</text:span><text:span text:style-name="T6">. Его изменение требует перезапуска сервера.</text:span></text:p>
              <text:p text:style-name="P32"><text:span text:style-name="T6">Изначально кеш содержит пустые буферы, и все они связаны в список свободных буферов. Смысл указателя на «следующую жертву» станет ясен чуть позже.</text:span></text:p>
              <text:p text:style-name="P32"><text:span text:style-name="T6">Чтобы быстро находить нужную страницу в кеше, используется хеш-таблица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custom-shape draw:style-name="gr27" draw:text-style-name="P34" draw:layer="layout" svg:width="3.077cm" svg:height="3.847cm" svg:x="1.501cm" svg:y="12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Страница в кеше</text:span></text:p>
          </draw:text-box>
        </draw:frame>
        <draw:custom-shape draw:style-name="gr10" draw:text-style-name="P19" draw:layer="layout" svg:width="3.077cm" svg:height="3.847cm" svg:x="12.256cm" svg:y="12.8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077cm" svg:height="0.769cm" svg:x="12.256cm" svg:y="11.9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077cm" svg:height="3.847cm" svg:x="19.425cm" svg:y="12.8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077cm" svg:height="0.769cm" svg:x="19.425cm" svg:y="11.9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76cm" svg:height="0.76cm" svg:x="4.3cm" svg:y="5.501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89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ustom-shape draw:style-name="gr18" draw:text-style-name="P28" draw:layer="layout" svg:width="2.54cm" svg:height="0.76cm" svg:x="23.97cm" svg:y="4.706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1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5.825cm" svg:y="11.902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5.4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2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9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8.486cm">
          <text:p/>
          <draw:enhanced-geometry svg:viewBox="0 0 21600 21600" draw:type="rectangle" draw:enhanced-path="M 0 0 L 21600 0 21600 21600 0 21600 0 0 Z N"/>
        </draw:custom-shape>
        <draw:connector draw:style-name="gr28" draw:text-style-name="P11" draw:layer="layout" draw:type="curve" svg:x1="23.97cm" svg:y1="8.111cm" svg:x2="3.039cm" svg:y2="11.903cm" draw:start-shape="id13" draw:start-glue-point="3" draw:end-shape="id14" draw:end-glue-point="0" svg:d="M23970 8111c-13954 0-20931 1264-20931 3792" svg:viewBox="0 0 20932 3793">
          <text:p/>
        </draw:connector>
        <draw:custom-shape draw:style-name="gr18" draw:text-style-name="P28" xml:id="id13" draw:id="id13" draw:layer="layout" svg:width="2.54cm" svg:height="0.76cm" svg:x="23.97cm" svg:y="7.73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5" draw:layer="layout" svg:width="3.746cm" svg:height="1.402cm" svg:x="1.169cm" svg:y="11.583cm">
          <text:p/>
          <draw:enhanced-geometry svg:viewBox="0 0 21600 21600" draw:path-stretchpoint-x="10800" draw:path-stretchpoint-y="10800" draw:text-areas="?f3 ?f4 ?f5 ?f6" draw:type="round-rectangle" draw:modifiers="5511.61796151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6" xml:id="id14" draw:id="id14" draw:layer="layout" svg:width="3.077cm" svg:height="0.769cm" svg:x="1.501cm" svg:y="11.903cm">
          <text:p text:style-name="P13"><text:span text:style-name="T12">3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2.051cm 11.773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86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ustom-shape draw:style-name="gr31" draw:text-style-name="P27" draw:layer="layout" svg:width="1.606cm" svg:height="0.794cm" svg:x="3.966cm" svg:y="10.889cm">
          <text:p text:style-name="P26"><text:span text:style-name="T14">+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93.65276913504 31489.81132075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2.996cm" svg:height="1.567cm" svg:x="1.032cm" svg:y="8.742cm">
          <text:p text:style-name="P26"><text:span text:style-name="T14">буфер</text:span></text:p>
          <text:p text:style-name="P26"><text:span text:style-name="T14">закрепле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115.31531531531 38557.65306122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2" draw:text-style-name="P23" draw:layer="layout" svg:width="3.163cm" svg:height="1.361cm" svg:x="1.031cm" svg:y="6.694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12" draw:text-style-name="P21" draw:layer="layout" svg:width="0.76cm" svg:height="0.76cm" svg:x="4.302cm" svg:y="7.0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077cm" svg:height="3.847cm" svg:x="5.085cm" svg:y="1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077cm" svg:height="0.769cm" svg:x="5.085cm" svg:y="11.901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077cm" svg:height="3.847cm" svg:x="8.67cm" svg:y="12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3.077cm" svg:height="0.769cm" svg:x="8.67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7" draw:layer="layout" svg:width="16.799cm" svg:height="13.364cm" svg:x="2.1cm" svg:y="14.107cm" presentation:class="notes" presentation:user-transformed="true">
            <draw:text-box>
              <text:p text:style-name="P32"><text:span text:style-name="T6">Когда процессу требуется прочитать страницу, он сначала пытается найти ее в буферном кеше с помощью хеш-таблицы.</text:span></text:p>
              <text:p text:style-name="P32"><text:span text:style-name="T6">Ключом хеширования служит файл и номер страницы внутри файла; получив номер буфера, процесс быстро проверяет, действительно ли он содержит нужную страницу. Как и в любой хеш-таблице, здесь возможны коллизии; в таком случае процессу придется проверить несколько страниц.</text:span></text:p>
              <text:p text:style-name="P32"><text:span text:style-name="T6">Если нужная страница найдена в кеше, процесс должен «закрепить» буфер (увеличить счетчик pin count) и увеличить число обращений (счетчик usage count). Буфер могут закреплять несколько процессов одновременно, поэтому используется именно счетчик, а не логический признак.</text:span></text:p>
              <text:p text:style-name="P32"><text:span text:style-name="T6">Пока буфер закреплен (значение pin count больше нуля), считается, что буфер используется и его содержимое не должно «радикально» измениться. Например, в странице может появиться новая версия строки — это никому не мешает благодаря многоверсионности и правилам видимости. Но в закрепленный буфер не может быть прочитана другая страница.</text:span></text:p>
              <text:p text:style-name="P32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2" draw:text-style-name="P3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0" draw:layer="layout" svg:width="20.143cm" svg:height="1.737cm" svg:x="1.2cm" svg:y="0.737cm" presentation:class="title" presentation:user-transformed="true">
          <draw:text-box>
            <text:p><text:span text:style-name="T10">Чтение в свободный буфер</text:span></text:p>
          </draw:text-box>
        </draw:frame>
        <draw:custom-shape draw:style-name="gr4" draw:text-style-name="P12" draw:layer="layout" svg:width="3.077cm" svg:height="3.847cm" svg:x="1.501cm" svg:y="12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3.077cm" svg:height="3.847cm" svg:x="12.256cm" svg:y="12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077cm" svg:height="3.847cm" svg:x="19.425cm" svg:y="12.8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17" draw:id="id17" draw:layer="layout" svg:width="3.077cm" svg:height="0.769cm" svg:x="19.425cm" svg:y="11.903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89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onnector draw:style-name="gr34" draw:text-style-name="P11" draw:layer="layout" draw:type="curve" svg:x1="5.06cm" svg:y1="5.881cm" svg:x2="13.794cm" svg:y2="11.903cm" draw:start-shape="id15" draw:start-glue-point="1" draw:end-shape="id16" draw:end-glue-point="0" svg:d="M5060 5881c5823 0 8734 2007 8734 6022" svg:viewBox="0 0 8735 6023">
          <text:p/>
        </draw:connector>
        <draw:connector draw:style-name="gr34" draw:text-style-name="P11" draw:layer="layout" draw:type="curve" draw:line-skew="-0.566cm" svg:x1="13.794cm" svg:y1="11.903cm" svg:x2="20.963cm" svg:y2="11.903cm" draw:start-shape="id16" draw:start-glue-point="0" draw:end-shape="id17" svg:d="M13794 11903c0-1602 7169-1602 7169 0" svg:viewBox="0 0 7170 1202">
          <text:p/>
        </draw:connector>
        <draw:custom-shape draw:style-name="gr18" draw:text-style-name="P28" draw:layer="layout" svg:width="2.54cm" svg:height="0.76cm" svg:x="23.97cm" svg:y="4.706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1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5.825cm" svg:y="11.902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5.4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2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9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7.73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5" draw:layer="layout" svg:width="3.746cm" svg:height="1.402cm" svg:x="11.9cm" svg:y="11.583cm">
          <text:p/>
          <draw:enhanced-geometry svg:viewBox="0 0 21600 21600" draw:path-stretchpoint-x="10800" draw:path-stretchpoint-y="10800" draw:text-areas="?f3 ?f4 ?f5 ?f6" draw:type="round-rectangle" draw:modifiers="5450.03563791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3.077cm" svg:height="0.769cm" svg:x="1.501cm" svg:y="11.903cm">
          <text:p text:style-name="P13"><text:span text:style-name="T12">3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2.051cm 11.773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86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onnector draw:style-name="gr35" draw:text-style-name="P11" draw:layer="layout" draw:type="curve" svg:x1="5.06cm" svg:y1="5.881cm" svg:x2="20.963cm" svg:y2="11.903cm" draw:start-shape="id15" draw:start-glue-point="1" draw:end-shape="id17" draw:end-glue-point="0" svg:d="M5060 5881c10602 0 15903 2007 15903 6022" svg:viewBox="0 0 15904 6023">
          <text:p/>
        </draw:connector>
        <draw:custom-shape draw:style-name="gr30" draw:text-style-name="P36" xml:id="id16" draw:id="id16" draw:layer="layout" svg:width="3.077cm" svg:height="0.769cm" svg:x="12.256cm" svg:y="11.903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12.852cm 11.773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2.575cm" svg:y="11.686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onnector draw:style-name="gr35" draw:text-style-name="P11" draw:layer="layout" draw:type="curve" svg:x1="23.97cm" svg:y1="8.866cm" svg:x2="13.794cm" svg:y2="11.903cm" draw:start-shape="id18" draw:start-glue-point="3" draw:end-shape="id16" draw:end-glue-point="0" svg:d="M23970 8866c-6784 0-10176 1012-10176 3037" svg:viewBox="0 0 10177 3038">
          <text:p/>
        </draw:connector>
        <draw:custom-shape draw:style-name="gr36" draw:text-style-name="P35" draw:layer="layout" svg:width="3.089cm" svg:height="1.273cm" svg:x="23.71cm" svg:y="8.23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8" xml:id="id18" draw:id="id18" draw:layer="layout" svg:width="2.54cm" svg:height="0.76cm" svg:x="23.97cm" svg:y="8.48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1.291cm" svg:height="1.273cm" svg:x="4.038cm" svg:y="5.25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xml:id="id15" draw:id="id15" draw:layer="layout" svg:width="0.76cm" svg:height="0.76cm" svg:x="4.3cm" svg:y="5.5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523cm" svg:height="1.529cm" draw:transform="rotate (1.5707963267949) translate (13.036cm 18.515cm)">
          <text:p/>
          <draw:enhanced-geometry svg:viewBox="0 0 21600 21600" draw:text-areas="0 ?f0 ?f5 ?f2" draw:type="right-arrow" draw:modifiers="14286.6141732283 5364.70588235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3.163cm" svg:height="1.361cm" svg:x="1.031cm" svg:y="6.694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12" draw:text-style-name="P21" draw:layer="layout" svg:width="0.76cm" svg:height="0.76cm" svg:x="4.302cm" svg:y="7.0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077cm" svg:height="3.847cm" svg:x="5.085cm" svg:y="1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077cm" svg:height="0.769cm" svg:x="5.085cm" svg:y="11.901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077cm" svg:height="3.847cm" svg:x="8.67cm" svg:y="12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3.077cm" svg:height="0.769cm" svg:x="8.67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6">Может получиться так, что необходимая страница не будет найдена в кеше. В этом случае ее необходимо считать с диска в какой-либо буфер.</text:span></text:p>
              <text:p text:style-name="P32"><text:span text:style-name="T6">В первую очередь поиск подходящего буфера будет проходить по списку свободных буферов, если он не пуст.</text:span></text:p>
              <text:p text:style-name="P32"><text:span text:style-name="T6">Найденный по указателю буфер закрепляется, в него читается необходимая страница, число обращений устанавливается в единицу.</text:span></text:p>
              <text:p text:style-name="P32"><text:span text:style-name="T6">Указатель на свободный буфер передвигается на следующий по списку буфер, если он есть.</text:span></text:p>
              <text:p text:style-name="P32"><text:span text:style-name="T6">Кроме того, ссылку на загруженную страницу необходимо прописать в хеш-таблицу, чтобы в дальнейшем ее можно было найти.</text:span></text:p>
              <text:p text:style-name="P32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10" draw:layer="layout" svg:width="20.187cm" svg:height="1.737cm" svg:x="1.2cm" svg:y="0.737cm" presentation:class="title" presentation:user-transformed="true">
          <draw:text-box>
            <text:p><text:span text:style-name="T10">Чтение в свободный буфер</text:span></text:p>
          </draw:text-box>
        </draw:frame>
        <draw:custom-shape draw:style-name="gr4" draw:text-style-name="P12" draw:layer="layout" svg:width="3.077cm" svg:height="3.847cm" svg:x="1.501cm" svg:y="12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2.256cm" svg:y="12.82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3.077cm" svg:height="3.847cm" svg:x="19.425cm" svg:y="12.827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9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onnector draw:style-name="gr34" draw:text-style-name="P11" draw:layer="layout" draw:type="curve" svg:x1="5.06cm" svg:y1="5.882cm" svg:x2="20.963cm" svg:y2="11.904cm" draw:start-shape="id19" draw:start-glue-point="1" draw:end-shape="id20" draw:end-glue-point="0" svg:d="M5060 5882c10602 0 15903 2007 15903 6022" svg:viewBox="0 0 15904 6023">
          <text:p/>
        </draw:connector>
        <draw:custom-shape draw:style-name="gr18" draw:text-style-name="P28" draw:layer="layout" svg:width="2.54cm" svg:height="0.76cm" svg:x="23.97cm" svg:y="4.707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2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5.825cm" svg:y="11.903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5.4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9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7.73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3.746cm" svg:height="1.402cm" svg:x="19.1cm" svg:y="11.584cm">
          <text:p/>
          <draw:enhanced-geometry svg:viewBox="0 0 21600 21600" draw:path-stretchpoint-x="10800" draw:path-stretchpoint-y="10800" draw:text-areas="?f3 ?f4 ?f5 ?f6" draw:type="round-rectangle" draw:modifiers="5450.035637918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3.077cm" svg:height="0.769cm" svg:x="1.501cm" svg:y="11.904cm">
          <text:p text:style-name="P13"><text:span text:style-name="T12">3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2.051cm 11.774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87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ustom-shape draw:style-name="gr5" draw:text-style-name="P14" draw:layer="layout" svg:width="3.077cm" svg:height="0.769cm" svg:x="12.256cm" svg:y="11.904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onnector draw:style-name="gr35" draw:text-style-name="P11" draw:layer="layout" draw:type="curve" svg:x1="23.97cm" svg:y1="6.602cm" svg:x2="20.963cm" svg:y2="11.904cm" draw:start-shape="id21" draw:start-glue-point="3" draw:end-shape="id20" draw:end-glue-point="0" svg:d="M23970 6602c-2005 0-3007 1767-3007 5302" svg:viewBox="0 0 3008 5303">
          <text:p/>
        </draw:connector>
        <draw:custom-shape draw:style-name="gr36" draw:text-style-name="P35" draw:layer="layout" svg:width="3.089cm" svg:height="1.273cm" svg:x="23.71cm" svg:y="5.96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8" draw:layer="layout" svg:width="2.54cm" svg:height="0.76cm" svg:x="23.97cm" svg:y="8.4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1.291cm" svg:height="1.273cm" svg:x="4.038cm" svg:y="5.251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xml:id="id19" draw:id="id19" draw:layer="layout" svg:width="0.76cm" svg:height="0.76cm" svg:x="4.3cm" svg:y="5.5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523cm" svg:height="1.529cm" draw:transform="rotate (1.5707963267949) translate (20.2cm 18.516cm)">
          <text:p/>
          <draw:enhanced-geometry svg:viewBox="0 0 21600 21600" draw:text-areas="0 ?f0 ?f5 ?f2" draw:type="right-arrow" draw:modifiers="14286.6141732283 5364.70588235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8" xml:id="id21" draw:id="id21" draw:layer="layout" svg:width="2.54cm" svg:height="0.76cm" svg:x="23.97cm" svg:y="6.2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6" xml:id="id20" draw:id="id20" draw:layer="layout" svg:width="3.077cm" svg:height="0.769cm" svg:x="19.425cm" svg:y="11.904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19.952cm 11.774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9.675cm" svg:y="11.687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 draw:style-name="gr24">
          <draw:custom-shape draw:style-name="gr25" draw:text-style-name="P19" draw:layer="layout" svg:width="0.189cm" svg:height="0.355cm" draw:transform="rotate (-0.432318055718995) translate (12.853cm 11.774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2.576cm" svg:y="11.687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frame draw:style-name="gr22" draw:text-style-name="P23" draw:layer="layout" svg:width="3.163cm" svg:height="1.361cm" svg:x="1.031cm" svg:y="6.694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12" draw:text-style-name="P21" draw:layer="layout" svg:width="0.76cm" svg:height="0.76cm" svg:x="4.302cm" svg:y="7.0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077cm" svg:height="3.847cm" svg:x="5.085cm" svg:y="1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077cm" svg:height="0.769cm" svg:x="5.085cm" svg:y="11.901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077cm" svg:height="3.847cm" svg:x="8.67cm" svg:y="12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3.077cm" svg:height="0.769cm" svg:x="8.67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6">В конце концов будет заполнен и последний свободный буфер.</text:span></text:p>
              <text:p text:style-name="P32"><text:span text:style-name="T6">Теперь ссылка на свободный буфер пуста — в дальнейшем, чтобы прочитать новую страницу в любой занятый буфер, придется из этого буфера вытеснить страницу, которая там находится.</text:span></text:p>
              <text:p text:style-name="P32"><text:span text:style-name="T6">Буферы возвращаются в список свободных при удалении или опустошении таблицы или при отсечении части хвостовых страниц при очистке — то есть в случаях, когда страница в буфере не заменяется другой, а просто исчезает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2" draw:text-style-name="P3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Чтение с вытеснением</text:span></text:p>
          </draw:text-box>
        </draw:frame>
        <draw:custom-shape draw:style-name="gr4" draw:text-style-name="P12" draw:layer="layout" svg:width="3.077cm" svg:height="3.847cm" svg:x="1.501cm" svg:y="12.8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2.256cm" svg:y="12.8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9.425cm" svg:y="12.828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91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ustom-shape draw:style-name="gr18" draw:text-style-name="P28" draw:layer="layout" svg:width="2.54cm" svg:height="0.76cm" svg:x="23.97cm" svg:y="4.708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3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5.825cm" svg:y="11.904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5.4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9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7.7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2.256cm" svg:y="11.905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8.4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76cm" svg:height="0.76cm" svg:x="4.3cm" svg:y="5.5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2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9.425cm" svg:y="11.905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19.952cm 11.775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9.675cm" svg:y="11.688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 draw:style-name="gr24">
          <draw:custom-shape draw:style-name="gr25" draw:text-style-name="P19" draw:layer="layout" svg:width="0.189cm" svg:height="0.355cm" draw:transform="rotate (-0.432318055718995) translate (12.854cm 11.774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2.577cm" svg:y="11.687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frame draw:style-name="gr22" draw:text-style-name="P23" draw:layer="layout" svg:width="3.163cm" svg:height="1.361cm" svg:x="1.03cm" svg:y="6.692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37" draw:text-style-name="P35" draw:layer="layout" svg:width="1.291cm" svg:height="1.273cm" svg:x="4.039cm" svg:y="6.753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xml:id="id22" draw:id="id22" draw:layer="layout" svg:width="0.76cm" svg:height="0.76cm" svg:x="4.301cm" svg:y="7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11" draw:layer="layout" draw:type="curve" svg:x1="4.681cm" svg:y1="7.764cm" svg:x2="3.039cm" svg:y2="11.905cm" draw:start-shape="id22" draw:end-shape="id23" draw:end-glue-point="0" svg:d="M4681 7764c0 3105-1642 1035-1642 4141" svg:viewBox="0 0 1643 4142">
          <text:p/>
        </draw:connector>
        <draw:custom-shape draw:style-name="gr41" draw:text-style-name="P35" draw:layer="layout" svg:width="3.746cm" svg:height="1.402cm" svg:x="1.17cm" svg:y="11.584cm">
          <text:p/>
          <draw:enhanced-geometry svg:viewBox="0 0 21600 21600" draw:path-stretchpoint-x="10800" draw:path-stretchpoint-y="10800" draw:text-areas="?f3 ?f4 ?f5 ?f6" draw:type="round-rectangle" draw:modifiers="5511.61796151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xml:id="id23" draw:id="id23" draw:layer="layout" svg:width="3.077cm" svg:height="0.769cm" svg:x="1.501cm" svg:y="11.905cm">
          <text:p text:style-name="P13"><text:span text:style-name="T12">2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2.051cm 11.775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88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onnector draw:style-name="gr35" draw:text-style-name="P11" draw:layer="layout" draw:type="curve" svg:x1="4.681cm" svg:y1="7.764cm" svg:x2="6.623cm" svg:y2="11.901cm" draw:start-shape="id22" draw:end-shape="id24" draw:end-glue-point="0" svg:d="M4681 7764c0 3102 1942 1034 1942 4137" svg:viewBox="0 0 1943 4138">
          <text:p/>
        </draw:connector>
        <draw:custom-shape draw:style-name="gr31" draw:text-style-name="P27" draw:layer="layout" svg:width="1.606cm" svg:height="0.794cm" svg:x="4cm" svg:y="10.843cm">
          <text:p text:style-name="P26"><text:span text:style-name="T17">–</text:span><text:span text:style-name="T1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93.65276913504 31489.81132075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27" draw:layer="layout" svg:width="3.436cm" svg:height="2.098cm" svg:x="3.332cm" svg:y="17.475cm">
          <text:p text:style-name="P26"><text:span text:style-name="T17">нельзя</text:span></text:p>
          <text:p text:style-name="P26"><text:span text:style-name="T17">вытеснять:</text:span></text:p>
          <text:p text:style-name="P26"><text:span text:style-name="T17">закрепле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31.77189409369 -7995.8075273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5" draw:layer="layout" svg:width="3.077cm" svg:height="3.847cm" svg:x="5.085cm" svg:y="1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24" draw:id="id24" draw:layer="layout" svg:width="3.077cm" svg:height="0.769cm" svg:x="5.085cm" svg:y="11.901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077cm" svg:height="3.847cm" svg:x="8.67cm" svg:y="12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3.077cm" svg:height="0.769cm" svg:x="8.67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6">Механизм вытеснения использует указатель на следующую «жертву».</text:span></text:p>
              <text:p text:style-name="P32"><text:span text:style-name="T6">Алгоритм состоит в том, чтобы перебирать по кругу все буферы, уменьшая их счетчики обращений (usage count). Выбирается первый <text:s/>же буфер, у которого значение счетчика равно нулю и который в принципе может быть занят новой страницей. По-английски этот алгоритм называется clock-sweep: аналогия с часовой стрелкой, которая пробегает циферблат по кругу.</text:span></text:p>
              <text:p text:style-name="P32"><text:span text:style-name="T6">Чем больше значение счетчика у буфера (то есть чем чаще он используется), тем больше у него шансов задержаться в кеше. Максимальное значение счетчика обращений ограничено числом 5, чтобы избежать «наматывания кругов» при больших значениях.</text:span></text:p>
              <text:p text:style-name="P32"><text:span text:style-name="T6">В нашем примере процесс сначала обращается к буферу по указателю. Буфер закреплен (то есть используется каким-то процессом), и поэтому страница не может быть вытеснена из него. Тем не менее мы уменьшаем значение счетчика обращений на единицу и переходим к следующему буферу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custom-shape draw:style-name="gr6" draw:text-style-name="P15" draw:layer="layout" svg:width="3.077cm" svg:height="3.847cm" svg:x="5.085cm" svg:y="12.82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Чтение с вытеснением</text:span></text:p>
          </draw:text-box>
        </draw:frame>
        <draw:custom-shape draw:style-name="gr4" draw:text-style-name="P12" draw:layer="layout" svg:width="3.077cm" svg:height="3.847cm" svg:x="1.501cm" svg:y="12.8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2.256cm" svg:y="12.8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9.425cm" svg:y="12.829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92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ustom-shape draw:style-name="gr18" draw:text-style-name="P28" draw:layer="layout" svg:width="2.54cm" svg:height="0.76cm" svg:x="23.97cm" svg:y="4.709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4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5.825cm" svg:y="11.905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5.4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9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7.7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2.256cm" svg:y="11.906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8.4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76cm" svg:height="0.76cm" svg:x="4.3cm" svg:y="5.5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9.425cm" svg:y="11.906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19.952cm 11.776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9.675cm" svg:y="11.68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 draw:style-name="gr24">
          <draw:custom-shape draw:style-name="gr25" draw:text-style-name="P19" draw:layer="layout" svg:width="0.189cm" svg:height="0.355cm" draw:transform="rotate (-0.432318055718995) translate (12.854cm 11.775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2.577cm" svg:y="11.688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frame draw:style-name="gr22" draw:text-style-name="P23" draw:layer="layout" svg:width="3.163cm" svg:height="1.361cm" svg:x="1.03cm" svg:y="6.693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37" draw:text-style-name="P35" draw:layer="layout" svg:width="1.291cm" svg:height="1.273cm" svg:x="4.039cm" svg:y="6.754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xml:id="id25" draw:id="id25" draw:layer="layout" svg:width="0.76cm" svg:height="0.76cm" svg:x="4.301cm" svg:y="7.005cm">
          <text:p/>
          <draw:enhanced-geometry svg:viewBox="0 0 21600 21600" draw:type="rectangle" draw:enhanced-path="M 0 0 L 21600 0 21600 21600 0 21600 0 0 Z N"/>
        </draw:custom-shape>
        <draw:connector draw:style-name="gr34" draw:text-style-name="P11" draw:layer="layout" draw:type="curve" svg:x1="4.681cm" svg:y1="7.765cm" svg:x2="6.623cm" svg:y2="11.901cm" draw:start-shape="id25" draw:end-shape="id26" draw:end-glue-point="0" svg:d="M4681 7765c0 3102 1942 1034 1942 4136" svg:viewBox="0 0 1943 4137">
          <text:p/>
        </draw:connector>
        <draw:custom-shape draw:style-name="gr41" draw:text-style-name="P35" draw:layer="layout" svg:width="3.746cm" svg:height="1.402cm" svg:x="4.75cm" svg:y="11.585cm">
          <text:p/>
          <draw:enhanced-geometry svg:viewBox="0 0 21600 21600" draw:path-stretchpoint-x="10800" draw:path-stretchpoint-y="10800" draw:text-areas="?f3 ?f4 ?f5 ?f6" draw:type="round-rectangle" draw:modifiers="5511.61796151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3.077cm" svg:height="0.769cm" svg:x="1.501cm" svg:y="11.906cm">
          <text:p text:style-name="P13"><text:span text:style-name="T12">2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2.051cm 11.776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8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onnector draw:style-name="gr35" draw:text-style-name="P11" draw:layer="layout" draw:type="curve" svg:x1="4.681cm" svg:y1="7.765cm" svg:x2="10.208cm" svg:y2="11.901cm" draw:start-shape="id25" draw:end-shape="id27" draw:end-glue-point="0" svg:d="M4681 7765c0 3102 5527 1034 5527 4136" svg:viewBox="0 0 5528 4137">
          <text:p/>
        </draw:connector>
        <draw:custom-shape draw:style-name="gr42" draw:text-style-name="P27" draw:layer="layout" svg:width="3.436cm" svg:height="2.098cm" svg:x="7.032cm" svg:y="17.476cm">
          <text:p text:style-name="P26"><text:span text:style-name="T17">еще рано:</text:span></text:p>
          <text:p text:style-name="P26"><text:span text:style-name="T17">используется</text:span></text:p>
          <text:p text:style-name="P26"><text:span text:style-name="T17">активно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31.77189409369 -7995.8075273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16" xml:id="id26" draw:id="id26" draw:layer="layout" svg:width="3.077cm" svg:height="0.769cm" svg:x="5.085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077cm" svg:height="3.847cm" svg:x="8.67cm" svg:y="12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xml:id="id27" draw:id="id27" draw:layer="layout" svg:width="3.077cm" svg:height="0.769cm" svg:x="8.67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1.606cm" svg:height="0.794cm" svg:x="7.6cm" svg:y="10.844cm">
          <text:p text:style-name="P26"><text:span text:style-name="T17">–</text:span><text:span text:style-name="T1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93.65276913504 31489.81132075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6">Следующий буфер не закреплен, однако его счетчик обращений больше нуля.</text:span></text:p>
              <text:p text:style-name="P32"><text:span text:style-name="T6">Мы уменьшаем счетчик на единицу и даем ему шанс остаться в кеше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custom-shape draw:style-name="gr8" draw:text-style-name="P17" draw:layer="layout" svg:width="3.077cm" svg:height="3.847cm" svg:x="8.67cm" svg:y="12.82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Чтение с вытеснением</text:span></text:p>
          </draw:text-box>
        </draw:frame>
        <draw:custom-shape draw:style-name="gr4" draw:text-style-name="P12" draw:layer="layout" svg:width="3.077cm" svg:height="3.847cm" svg:x="1.501cm" svg:y="12.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2.256cm" svg:y="12.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9.425cm" svg:y="12.83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93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ustom-shape draw:style-name="gr18" draw:text-style-name="P28" draw:layer="layout" svg:width="2.54cm" svg:height="0.76cm" svg:x="23.97cm" svg:y="4.71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5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5.825cm" svg:y="11.906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5.4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7.7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30" draw:id="id30" draw:layer="layout" svg:width="3.077cm" svg:height="0.769cm" svg:x="12.256cm" svg:y="11.907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8.4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76cm" svg:height="0.76cm" svg:x="4.3cm" svg:y="5.5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2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9.425cm" svg:y="11.907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19.952cm 11.777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9.675cm" svg:y="11.6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 draw:style-name="gr24">
          <draw:custom-shape draw:style-name="gr25" draw:text-style-name="P19" draw:layer="layout" svg:width="0.189cm" svg:height="0.355cm" draw:transform="rotate (-0.432318055718995) translate (12.854cm 11.776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2.577cm" svg:y="11.68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frame draw:style-name="gr22" draw:text-style-name="P23" draw:layer="layout" svg:width="3.163cm" svg:height="1.361cm" svg:x="1.03cm" svg:y="6.694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37" draw:text-style-name="P35" draw:layer="layout" svg:width="1.291cm" svg:height="1.273cm" svg:x="4.039cm" svg:y="6.755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xml:id="id28" draw:id="id28" draw:layer="layout" svg:width="0.76cm" svg:height="0.76cm" svg:x="4.301cm" svg:y="7.006cm">
          <text:p/>
          <draw:enhanced-geometry svg:viewBox="0 0 21600 21600" draw:type="rectangle" draw:enhanced-path="M 0 0 L 21600 0 21600 21600 0 21600 0 0 Z N"/>
        </draw:custom-shape>
        <draw:connector draw:style-name="gr34" draw:text-style-name="P11" draw:layer="layout" draw:type="curve" svg:x1="4.681cm" svg:y1="7.766cm" svg:x2="10.208cm" svg:y2="11.901cm" draw:start-shape="id28" draw:end-shape="id29" draw:end-glue-point="0" svg:d="M4681 7766c0 3100 5527 1033 5527 4135" svg:viewBox="0 0 5528 4136">
          <text:p/>
        </draw:connector>
        <draw:custom-shape draw:style-name="gr41" draw:text-style-name="P35" draw:layer="layout" svg:width="3.746cm" svg:height="1.402cm" svg:x="8.33cm" svg:y="11.586cm">
          <text:p/>
          <draw:enhanced-geometry svg:viewBox="0 0 21600 21600" draw:path-stretchpoint-x="10800" draw:path-stretchpoint-y="10800" draw:text-areas="?f3 ?f4 ?f5 ?f6" draw:type="round-rectangle" draw:modifiers="5511.61796151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3.077cm" svg:height="0.769cm" svg:x="1.501cm" svg:y="11.907cm">
          <text:p text:style-name="P13"><text:span text:style-name="T12">2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2.051cm 11.777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onnector draw:style-name="gr35" draw:text-style-name="P11" draw:layer="layout" draw:type="curve" svg:x1="4.681cm" svg:y1="7.766cm" svg:x2="13.794cm" svg:y2="11.907cm" draw:start-shape="id28" draw:end-shape="id30" draw:end-glue-point="0" svg:d="M4681 7766c0 3105 9113 1035 9113 4141" svg:viewBox="0 0 9114 4142">
          <text:p/>
        </draw:connector>
        <draw:custom-shape draw:style-name="gr43" draw:text-style-name="P27" draw:layer="layout" svg:width="3.436cm" svg:height="1.426cm" svg:x="11.932cm" svg:y="17.477cm">
          <text:p text:style-name="P26"><text:span text:style-name="T17">можно</text:span></text:p>
          <text:p text:style-name="P26"><text:span text:style-name="T17">вытеснить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5.15274949084 -11655.22074281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5" draw:layer="layout" svg:width="3.077cm" svg:height="3.847cm" svg:x="5.085cm" svg:y="1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077cm" svg:height="0.769cm" svg:x="5.085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xml:id="id29" draw:id="id29" draw:layer="layout" svg:width="3.077cm" svg:height="0.769cm" svg:x="8.67cm" svg:y="11.901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9.255cm 11.776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8.978cm" svg:y="11.68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ustom-shape draw:style-name="gr40" draw:text-style-name="P19" draw:layer="layout" svg:width="1.523cm" svg:height="1.529cm" draw:transform="rotate (1.5707963267949) translate (9.436cm 18.463cm)">
          <text:p/>
          <draw:enhanced-geometry svg:viewBox="0 0 21600 21600" draw:mirror-vertical="true" draw:text-areas="0 ?f0 ?f5 ?f2" draw:type="right-arrow" draw:modifiers="14286.6141732283 5364.70588235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6">Наконец, мы доходим до незакрепленного буфера с нулевым счетчиком обращений. Страница из этого буфера и будет вытеснена.</text:span></text:p>
              <text:p text:style-name="P32"><text:span text:style-name="T6">Однако в нашем примере найденный буфер оказался грязным — он содержит измененные данные. Поэтому сначала страницу требуется сохранить на диск. Для этого буфер закрепляется (чтобы показать остальным процессам, что он используется), после чего страница записывается на диск.</text:span></text:p>
              <text:p text:style-name="P32"><text:span text:style-name="T6">Это не очень хорошая ситуация: процессу, который собирался прочитать страницу, придется ждать, пока «чужие» данные будут записаны. Этот эффект сглаживается процессами контрольной точки</text:span><text:span text:style-name="T6"><text:line-break/></text:span><text:span text:style-name="T6">и фоновой записи, которые рассмотрены в теме «Контрольная точка»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Чтение с вытеснением</text:span></text:p>
          </draw:text-box>
        </draw:frame>
        <draw:custom-shape draw:style-name="gr44" draw:text-style-name="P40" draw:layer="layout" svg:width="3.077cm" svg:height="3.847cm" svg:x="8.67cm" svg:y="12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077cm" svg:height="3.847cm" svg:x="1.501cm" svg:y="12.8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2.256cm" svg:y="12.8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077cm" svg:height="3.847cm" svg:x="19.425cm" svg:y="12.831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3.025cm" svg:height="1.361cm" svg:x="1.182cm" svg:y="5.194cm">
          <draw:text-box>
            <text:p><text:span text:style-name="T12">свободные</text:span></text:p>
            <text:p text:style-name="P22"><text:span text:style-name="T12">буферы</text:span></text:p>
          </draw:text-box>
        </draw:frame>
        <draw:custom-shape draw:style-name="gr18" draw:text-style-name="P28" draw:layer="layout" svg:width="2.54cm" svg:height="0.76cm" svg:x="23.97cm" svg:y="4.711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3.465cm" svg:height="0.806cm" svg:x="23.519cm" svg:y="3.726cm">
          <draw:text-box>
            <text:p><text:span text:style-name="T12">хеш-таблица</text:span></text:p>
          </draw:text-box>
        </draw:frame>
        <draw:custom-shape draw:style-name="gr20" draw:text-style-name="P29" draw:layer="layout" svg:width="3.077cm" svg:height="3.847cm" svg:x="15.825cm" svg:y="12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5.825cm" svg:y="11.907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5.4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7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32" draw:id="id32" draw:layer="layout" svg:width="3.077cm" svg:height="0.769cm" svg:x="12.256cm" svg:y="11.908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8.4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76cm" svg:height="0.76cm" svg:x="4.3cm" svg:y="5.5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54cm" svg:height="0.76cm" svg:x="23.97cm" svg:y="6.2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077cm" svg:height="0.769cm" svg:x="19.425cm" svg:y="11.908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19.952cm 11.778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9.675cm" svg:y="11.691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 draw:style-name="gr24">
          <draw:custom-shape draw:style-name="gr25" draw:text-style-name="P19" draw:layer="layout" svg:width="0.189cm" svg:height="0.355cm" draw:transform="rotate (-0.432318055718995) translate (12.854cm 11.777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2.577cm" svg:y="11.6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frame draw:style-name="gr22" draw:text-style-name="P23" draw:layer="layout" svg:width="3.163cm" svg:height="1.361cm" svg:x="1.03cm" svg:y="6.695cm">
          <draw:text-box>
            <text:p><text:span text:style-name="T12">следующая</text:span></text:p>
            <text:p text:style-name="P22"><text:span text:style-name="T12">жертва</text:span></text:p>
          </draw:text-box>
        </draw:frame>
        <draw:custom-shape draw:style-name="gr12" draw:text-style-name="P21" xml:id="id31" draw:id="id31" draw:layer="layout" svg:width="0.76cm" svg:height="0.76cm" svg:x="4.301cm" svg:y="7.0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746cm" svg:height="1.402cm" svg:x="8.33cm" svg:y="11.587cm">
          <text:p/>
          <draw:enhanced-geometry svg:viewBox="0 0 21600 21600" draw:path-stretchpoint-x="10800" draw:path-stretchpoint-y="10800" draw:text-areas="?f3 ?f4 ?f5 ?f6" draw:type="round-rectangle" draw:modifiers="5511.61796151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3.077cm" svg:height="0.769cm" svg:x="1.501cm" svg:y="11.908cm">
          <text:p text:style-name="P13"><text:span text:style-name="T12">2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2.051cm 11.778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1.774cm" svg:y="11.691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onnector draw:style-name="gr35" draw:text-style-name="P11" draw:layer="layout" draw:type="curve" svg:x1="4.681cm" svg:y1="7.767cm" svg:x2="13.794cm" svg:y2="11.908cm" draw:start-shape="id31" draw:end-shape="id32" draw:end-glue-point="0" svg:d="M4681 7767c0 3105 9113 1035 9113 4141" svg:viewBox="0 0 9114 4142">
          <text:p/>
        </draw:connector>
        <draw:custom-shape draw:style-name="gr6" draw:text-style-name="P15" draw:layer="layout" svg:width="3.077cm" svg:height="3.847cm" svg:x="5.085cm" svg:y="12.8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077cm" svg:height="0.769cm" svg:x="5.085cm" svg:y="11.902cm">
          <text:p text:style-name="P13"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xml:id="id34" draw:id="id34" draw:layer="layout" svg:width="3.077cm" svg:height="0.769cm" svg:x="8.67cm" svg:y="11.902cm">
          <text:p text:style-name="P13"><text:span text:style-name="T12">1</text:span></text:p>
          <draw:enhanced-geometry svg:viewBox="0 0 21600 21600" draw:type="rectangle" draw:enhanced-path="M 0 0 L 21600 0 21600 21600 0 21600 0 0 Z N"/>
        </draw:custom-shape>
        <draw:g draw:style-name="gr24">
          <draw:custom-shape draw:style-name="gr25" draw:text-style-name="P19" draw:layer="layout" svg:width="0.189cm" svg:height="0.355cm" draw:transform="rotate (-0.432318055718995) translate (9.255cm 11.777cm)">
            <text:p/>
            <draw:enhanced-geometry svg:viewBox="0 0 21600 21600" draw:type="rectangle" draw:enhanced-path="M 0 0 L 21600 0 21600 21600 0 21600 0 0 Z N"/>
          </draw:custom-shape>
          <draw:path draw:style-name="gr26" draw:text-style-name="P31" draw:layer="layout" svg:width="0.578cm" svg:height="0.687cm" svg:x="8.978cm" svg:y="11.6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custom-shape draw:style-name="gr46" draw:text-style-name="P19" draw:layer="layout" svg:width="1.523cm" svg:height="1.529cm" draw:transform="rotate (1.5707963267949) translate (9.436cm 18.514cm)">
          <text:p/>
          <draw:enhanced-geometry svg:viewBox="0 0 21600 21600" draw:mirror-vertical="false" draw:text-areas="0 ?f0 ?f5 ?f2" draw:type="right-arrow" draw:modifiers="14286.6141732283 5364.70588235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7" draw:layer="layout" svg:width="1.606cm" svg:height="0.794cm" svg:x="11.166cm" svg:y="10.836cm">
          <text:p text:style-name="P26"><text:span text:style-name="T14">+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93.65276913504 31489.81132075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5" draw:text-style-name="P11" draw:layer="layout" draw:type="curve" svg:x1="23.97cm" svg:y1="7.361cm" svg:x2="10.208cm" svg:y2="11.902cm" draw:start-shape="id33" draw:start-glue-point="3" draw:end-shape="id34" draw:end-glue-point="0" svg:d="M23970 7361c-9175 0-13762 1513-13762 4541" svg:viewBox="0 0 13763 4542">
          <text:p/>
        </draw:connector>
        <draw:custom-shape draw:style-name="gr36" draw:text-style-name="P35" draw:layer="layout" svg:width="3.089cm" svg:height="1.273cm" svg:x="23.71cm" svg:y="6.73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8" xml:id="id33" draw:id="id33" draw:layer="layout" svg:width="2.54cm" svg:height="0.76cm" svg:x="23.97cm" svg:y="6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6">После того как страница из грязного буфера записана на диск, в освободившийся буфер ранее рассмотренным образом читается новая страница.</text:span></text:p>
              <text:p text:style-name="P32"><text:span text:style-name="T6">Ссылка на следующую «жертву» уже указывает на следующий буфер, а у только что загруженного есть время нарастить счетчик обращений, пока указатель не обойдет по кругу весь буферный кеш и не вернется вновь.</text:span></text:p>
              <text:p text:style-name="P32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Настройка размера кеш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астройка</text:span></text:p>
                <text:list>
                  <text:list-item>
                    <text:p text:style-name="P42"><text:span text:style-name="T18">shared_buffers</text:span><text:span text:style-name="T19"> = 128MB</text:span></text:p>
                  </text:list-item>
                </text:list>
              </text:list-item>
              <text:list-item>
                <text:p text:style-name="P8"><text:span text:style-name="T11">Буферный кеш должен содержать </text:span><text:span text:style-name="T11">«активные» данные</text:span></text:p>
                <text:list>
                  <text:list-item>
                    <text:p text:style-name="P43"><text:span text:style-name="T19">при меньшем размере </text:span><text:span text:style-name="T19">постоянно вытесняются </text:span><text:span text:style-name="T19">полезные страницы</text:span></text:p>
                  </text:list-item>
                  <text:list-item>
                    <text:p text:style-name="P43"><text:span text:style-name="T19">при большем размере </text:span><text:span text:style-name="T19">бессмысленно растут </text:span><text:span text:style-name="T19">накладные расходы</text:span></text:p>
                  </text:list-item>
                  <text:list-item>
                    <text:p text:style-name="P42"><text:span text:style-name="T19">начальное приближение — </text:span><text:span text:style-name="T19">0.25 ОЗУ</text:span></text:p>
                  </text:list-item>
                </text:list>
              </text:list-item>
              <text:list-item>
                <text:p text:style-name="P8"><text:span text:style-name="T11">Нужно учитывать двойное </text:span><text:span text:style-name="T11">кеширование</text:span></text:p>
                <text:list>
                  <text:list-item>
                    <text:p text:style-name="P43"><text:span text:style-name="T19">если страницы нет в кеше </text:span><text:span text:style-name="T19">СУБД, она может оказаться </text:span><text:span text:style-name="T19">в кеше ОС</text:span></text:p>
                  </text:list-item>
                  <text:list-item>
                    <text:p text:style-name="P42"><text:span text:style-name="T19">алгоритм вытеснения ОС </text:span><text:span text:style-name="T19">не учитывает специфики </text:span><text:span text:style-name="T19">базы данных</text:span></text:p>
                  </text:list-item>
                </text:list>
              </text:list-item>
              <text:list-item>
                <text:p text:style-name="P8"><text:span text:style-name="T20"/></text:p>
              </text:list-item>
            </text:list>
          </draw:text-box>
        </draw:frame>
        <draw:custom-shape draw:style-name="gr47" draw:text-style-name="P45" draw:layer="layout" svg:width="1.5cm" svg:height="1.4cm" svg:x="11.622cm" svg:y="5.5cm">
          <text:p text:style-name="P44"><text:span text:style-name="T21">↑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627.4483677548 18316.0599571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23" draw:text-style-name="P30" draw:layer="layout" svg:width="0.818cm" svg:height="0.888cm" svg:x="1.203cm" svg:y="6.351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47" draw:layer="layout" svg:width="16.799cm" svg:height="14.521cm" svg:x="2.1cm" svg:y="14.107cm" presentation:class="notes" presentation:user-transformed="true">
            <draw:text-box>
              <text:p text:style-name="P46"><text:span text:style-name="T6">Размер кеша устанавливается параметром </text:span><text:span text:style-name="T15">shared_buffers</text:span><text:span text:style-name="T6">. Значение по умолчанию — 128 МБ — сильно занижено.</text:span></text:p>
              <text:p text:style-name="P46"><text:span text:style-name="T22">Как выбрать подходящее значение? Даже самая большая база имеет ограниченный набор данных, с которыми ведется активная работа. В идеале этот набор </text:span><text:span text:style-name="T6">(плюс некоторое место для «одноразовых» данных) должен помещаться в буферный кеш.</text:span></text:p>
              <text:p text:style-name="P46"><text:span text:style-name="T6">При меньшем размере кеша активно используемые страницы будут постоянно вытеснять друг друга, создавая избыточный ввод-вывод. Признаком такой ситуации может служить то, что все страницы в кеше имеют большое число обращений (usage count).</text:span></text:p>
              <text:p text:style-name="P46"><text:span text:style-name="T6">Однако при большом размере кеша будут расти накладные расходы</text:span><text:span text:style-name="T6"><text:line-break/></text:span><text:span text:style-name="T6">на его поддержание.</text:span></text:p>
              <text:p text:style-name="P46"><text:span text:style-name="T6">В качестве первого приближения можно взять 1/4 оперативной памяти, но надо понимать, что оптимальное значение зависит не от размера ОЗУ, а от конкретных данных и нагрузки.</text:span></text:p>
              <text:p text:style-name="P46"><text:span text:style-name="T6">Не следует забывать и о том, что PostgreSQL работает с диском через операционную систему и, таким образом, происходит двойное кеширование: страницы попадают как в буферный кеш, так и в кеш ОС. Таким образом, «непопадание» в буферный кеш не всегда приводит к необходимости реального ввода-вывода. Но стратегия вытеснения ОС не учитывает специфики баз данных.</text:span></text:p>
              <text:p text:style-name="P46"><text:span text:style-name="T23"><text:a xlink:href="https://postgrespro.ru/docs/postgresql/16/runtime-config-resource#RUNTIME-CONFIG-RESOURCE-MEMORY" xlink:type="simple">https://postgrespro.ru/docs/postgresql/16/runtime-config-resource#RUNTIME-CONFIG-RESOURCE-MEMORY</text:a>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2" draw:text-style-name="P3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custom-shape draw:style-name="gr48" draw:text-style-name="P19" draw:layer="layout" svg:width="15.779cm" svg:height="1.024cm" svg:x="8.002cm" svg:y="8.43cm">
          <text:p/>
          <draw:enhanced-geometry svg:viewBox="0 0 21600 21600" draw:path-stretchpoint-x="10800" draw:path-stretchpoint-y="10800" draw:text-areas="?f3 ?f4 ?f5 ?f6" draw:type="round-rectangle" draw:modifiers="9440.78048780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19.8cm" svg:height="1.741cm" svg:x="1.2cm" svg:y="0.737cm" presentation:class="title" presentation:user-transformed="true">
          <draw:text-box>
            <text:p><text:span text:style-name="T10">Массовое вытеснение</text:span></text:p>
          </draw:text-box>
        </draw:frame>
        <draw:frame presentation:style-name="pr13" draw:text-style-name="P49" draw:layer="layout" svg:width="15.075cm" svg:height="0.573cm" svg:x="8.322cm" svg:y="7.677cm" presentation:class="outline" presentation:user-transformed="true">
          <draw:text-box>
            <text:list text:style-name="L3">
              <text:list-item>
                <text:p text:style-name="P48"><text:span text:style-name="T24">буферное кольцо</text:span></text:p>
              </text:list-item>
            </text:list>
          </draw:text-box>
        </draw:frame>
        <draw:custom-shape draw:style-name="gr49" draw:text-style-name="P12" draw:layer="layout" svg:width="2.075cm" svg:height="2.566cm" svg:x="1.50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075cm" svg:height="0.511cm" svg:x="1.501cm" svg:y="10.40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2.075cm" svg:height="2.566cm" svg:x="3.93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6" draw:layer="layout" svg:width="2.075cm" svg:height="0.511cm" svg:x="3.931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9" draw:layer="layout" svg:width="2.087cm" svg:height="2.566cm" svg:x="8.822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0" draw:layer="layout" svg:width="2.087cm" svg:height="0.511cm" svg:x="8.822cm" svg:y="9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9" draw:layer="layout" svg:width="2.111cm" svg:height="2.566cm" svg:x="13.67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draw:layer="layout" svg:width="2.111cm" svg:height="0.511cm" svg:x="13.671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9" draw:layer="layout" svg:width="2.097cm" svg:height="2.566cm" svg:x="11.226cm" svg:y="9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6" xml:id="id35" draw:id="id35" draw:layer="layout" svg:width="2.097cm" svg:height="0.511cm" svg:x="11.226cm" svg:y="9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draw:layer="layout" svg:width="2.076cm" svg:height="2.566cm" svg:x="6.39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1" draw:layer="layout" svg:width="2.076cm" svg:height="0.511cm" svg:x="6.39cm" svg:y="10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2.111cm" svg:height="2.566cm" svg:x="13.671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1" draw:layer="layout" svg:width="2.111cm" svg:height="0.511cm" svg:x="13.671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9" draw:layer="layout" svg:width="2.075cm" svg:height="2.566cm" svg:x="18.585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0" draw:layer="layout" svg:width="2.075cm" svg:height="0.511cm" svg:x="18.585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9" draw:layer="layout" svg:width="2.076cm" svg:height="2.566cm" svg:x="16.14cm" svg:y="9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xml:id="id36" draw:id="id36" draw:layer="layout" svg:width="2.076cm" svg:height="0.511cm" svg:x="16.14cm" svg:y="9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075cm" svg:height="2.566cm" svg:x="18.585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1" draw:layer="layout" svg:width="2.075cm" svg:height="0.511cm" svg:x="18.585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9" draw:layer="layout" svg:width="2.075cm" svg:height="2.566cm" svg:x="23.426cm" svg:y="11.00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2.075cm" svg:height="0.511cm" svg:x="23.426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4">
          <draw:custom-shape draw:style-name="gr69" draw:text-style-name="P52" draw:layer="layout" svg:width="2.075cm" svg:height="2.566cm" svg:x="20.981cm" svg:y="9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53" xml:id="id37" draw:id="id37" draw:layer="layout" svg:width="2.075cm" svg:height="0.511cm" svg:x="20.981cm" svg:y="9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7" draw:text-style-name="P29" draw:layer="layout" svg:width="2.075cm" svg:height="2.566cm" svg:x="23.426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1" draw:layer="layout" svg:width="2.075cm" svg:height="0.511cm" svg:x="23.426cm" svg:y="1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draw:layer="layout" svg:width="0.737cm" svg:height="23.942cm" draw:transform="rotate (1.5707963267949) translate (1.521cm 6.31cm)">
          <text:p/>
          <draw:enhanced-geometry svg:viewBox="0 0 21600 21600" draw:mirror-horizontal="false" draw:mirror-vertical="true" draw:glue-points="21600 0 0 10800 21600 21600" draw:text-areas="13800 ?f9 21600 ?f10" draw:type="left-brace" draw:modifiers="298.60919684250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54" draw:layer="layout" svg:width="4.321cm" svg:height="0.878cm" svg:x="11.358cm" svg:y="4.709cm">
          <draw:text-box>
            <text:p text:style-name="P11"><text:span text:style-name="T13">shared_buffers</text:span></text:p>
          </draw:text-box>
        </draw:frame>
        <draw:connector draw:style-name="gr73" draw:text-style-name="P11" draw:layer="layout" draw:type="line" svg:x1="13.323cm" svg:y1="9.456cm" svg:x2="16.14cm" svg:y2="9.456cm" draw:start-shape="id35" draw:start-glue-point="1" draw:end-shape="id36" draw:end-glue-point="3" svg:d="M13323 9456h2817" svg:viewBox="0 0 2818 1">
          <text:p/>
        </draw:connector>
        <draw:connector draw:style-name="gr73" draw:text-style-name="P11" draw:layer="layout" draw:type="line" svg:x1="18.216cm" svg:y1="9.456cm" svg:x2="20.981cm" svg:y2="9.456cm" draw:start-shape="id36" draw:start-glue-point="1" draw:end-shape="id37" draw:end-glue-point="3" svg:d="M18216 9456h2765" svg:viewBox="0 0 2766 1">
          <text:p/>
        </draw:connector>
        <draw:connector draw:style-name="gr73" draw:text-style-name="P11" draw:layer="layout" draw:type="line" svg:x1="8.52cm" svg:y1="9.455cm" svg:x2="8.84cm" svg:y2="9.456cm" svg:d="M8520 9455l320 1" svg:viewBox="0 0 321 2">
          <text:p/>
        </draw:connector>
        <draw:custom-shape draw:style-name="gr74" draw:text-style-name="P19" draw:layer="layout" svg:width="1.558cm" svg:height="2.653cm" svg:x="9.091cm" svg:y="12.932cm">
          <text:p/>
          <draw:enhanced-geometry svg:viewBox="0 0 21600 21600" draw:text-areas="?f0 ?f7 ?f2 21600" draw:type="up-arrow" draw:modifiers="7332.93142426526 7384.7338037203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3" draw:text-style-name="P56" draw:layer="layout" svg:width="4.023cm" svg:height="2.441cm" svg:x="15.181cm" svg:y="15.847cm" presentation:class="outline" presentation:user-transformed="true">
          <draw:text-box>
            <text:list text:style-name="L3">
              <text:list-item>
                <text:p text:style-name="P55"><text:span text:style-name="T25">процесс</text:span></text:p>
              </text:list-item>
              <text:list-item>
                <text:p text:style-name="P55"><text:span text:style-name="T25">работает</text:span></text:p>
              </text:list-item>
              <text:list-item>
                <text:p text:style-name="P55"><text:span text:style-name="T25">с данными</text:span></text:p>
              </text:list-item>
            </text:list>
          </draw:text-box>
        </draw:frame>
        <draw:frame presentation:style-name="pr13" draw:text-style-name="P56" draw:layer="layout" svg:width="4.553cm" svg:height="2.109cm" svg:x="7.581cm" svg:y="15.848cm" presentation:class="outline" presentation:user-transformed="true">
          <draw:text-box>
            <text:list text:style-name="L3">
              <text:list-item>
                <text:p text:style-name="P55"><text:span text:style-name="T25">процесс</text:span></text:p>
              </text:list-item>
              <text:list-item>
                <text:p text:style-name="P55"><text:span text:style-name="T25">присоединился</text:span></text:p>
              </text:list-item>
              <text:list-item>
                <text:p text:style-name="P55"><text:span text:style-name="T25">к кольцу</text:span></text:p>
              </text:list-item>
            </text:list>
          </draw:text-box>
        </draw:frame>
        <draw:custom-shape draw:style-name="gr74" draw:text-style-name="P19" draw:layer="layout" svg:width="1.558cm" svg:height="2.653cm" svg:x="16.392cm" svg:y="12.932cm">
          <text:p/>
          <draw:enhanced-geometry svg:viewBox="0 0 21600 21600" draw:text-areas="?f0 ?f7 ?f2 21600" draw:type="up-arrow" draw:modifiers="7332.93142426526 7384.7338037203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3" draw:text-style-name="P56" draw:layer="layout" svg:width="7.812cm" svg:height="2.672cm" svg:x="18.312cm" svg:y="15.87cm" presentation:class="outline" presentation:user-transformed="true">
          <draw:text-box>
            <text:list text:style-name="L3">
              <text:list-item>
                <text:p text:style-name="P55"><text:span text:style-name="T25">исключается из кольца</text:span></text:p>
              </text:list-item>
              <text:list-item>
                <text:p text:style-name="P55"><text:span text:style-name="T25">или </text:span></text:p>
              </text:list-item>
              <text:list-item>
                <text:p text:style-name="P55"><text:span text:style-name="T25">сбрасывается на диск</text:span></text:p>
              </text:list-item>
            </text:list>
          </draw:text-box>
        </draw:frame>
        <draw:custom-shape draw:style-name="gr74" draw:text-style-name="P19" draw:layer="layout" svg:width="1.558cm" svg:height="2.653cm" svg:x="21.271cm" svg:y="12.947cm">
          <text:p/>
          <draw:enhanced-geometry svg:viewBox="0 0 21600 21600" draw:mirror-vertical="true" draw:text-areas="?f0 ?f7 ?f2 21600" draw:type="up-arrow" draw:modifiers="7332.93142426526 7384.7338037203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7" draw:layer="layout" svg:width="2.409cm" svg:height="1.513cm" svg:x="24.261cm" svg:y="7.631cm">
          <text:p text:style-name="P26"><text:span text:style-name="T14">грязный</text:span></text:p>
          <text:p text:style-name="P26"><text:span text:style-name="T14">буфе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262.2406639004 34254.68956406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4" draw:text-style-name="P47" draw:layer="layout" svg:width="17.204cm" svg:height="6.213cm" svg:x="2.1cm" svg:y="14.107cm" presentation:class="notes" presentation:user-transformed="true">
            <draw:text-box>
              <text:p text:style-name="P46"><text:span text:style-name="T22">При операциях, выполняющих массовое чтение или запись данных, есть опасность вытеснения полезных страниц из буферного кеша «одноразовыми» данными. Чтобы этого не происходило, для таких операций используются </text:span><text:span text:style-name="T26">буферные кольца</text:span><text:span text:style-name="T22"> — выделенные небольшие части буферного кеша. Вытеснение действует в этом случае только в пределах кольца, и остальные данные в кеше не страдают.</text:span></text:p>
              <text:p text:style-name="P46"><text:span text:style-name="T6">Если в процессе работы в кольце появляются грязные буферы, то они будут отключены от кольца или записаны на диск.</text:span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Буферное кольцо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оследовательное чтение</text:span></text:p>
                <text:list>
                  <text:list-item>
                    <text:p><text:span text:style-name="T19">32 страницы</text:span></text:p>
                  </text:list-item>
                  <text:list-item>
                    <text:p text:style-name="P57"><text:span text:style-name="T19">грязный буфер исключается из </text:span><text:span text:style-name="T19">кольца</text:span></text:p>
                  </text:list-item>
                </text:list>
              </text:list-item>
              <text:list-item>
                <text:p text:style-name="P58"><text:span text:style-name="T11">Очистка</text:span></text:p>
                <text:list>
                  <text:list-item>
                    <text:p><text:span text:style-name="T27">vacuum_buffer_usage_limit</text:span><text:span text:style-name="T28"> = 32</text:span></text:p>
                  </text:list-item>
                  <text:list-item>
                    <text:p text:style-name="P57"><text:span text:style-name="T28">грязный буфер вытесняется на </text:span><text:span text:style-name="T28">диск</text:span></text:p>
                  </text:list-item>
                </text:list>
              </text:list-item>
              <text:list-item>
                <text:p text:style-name="P58"><text:span text:style-name="T11">Массовая запись</text:span></text:p>
                <text:list>
                  <text:list-item>
                    <text:p text:style-name="P59"><text:span text:style-name="T29">≤</text:span><text:span text:style-name="T28">2048 страниц</text:span></text:p>
                  </text:list-item>
                  <text:list-item>
                    <text:p text:style-name="P60"><text:span text:style-name="T19">грязный буфер вытесняется на </text:span><text:span text:style-name="T19">диск</text:span></text:p>
                  </text:list-item>
                  <text:list-item>
                    <text:p text:style-name="P60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5" draw:text-style-name="P47" draw:layer="layout" svg:width="16.799cm" svg:height="15.076cm" svg:x="2.1cm" svg:y="14.107cm" presentation:class="notes" presentation:user-transformed="true">
            <draw:text-box>
              <text:p text:style-name="P46"><text:span text:style-name="T22">При последовательном чтении (</text:span><text:span text:style-name="T30">sequential</text:span><text:span text:style-name="T22"> </text:span><text:span text:style-name="T30">scan</text:span><text:span text:style-name="T22">) </text:span><text:span text:style-name="T6">таблиц используется кольцо размером 32 страницы. Если при работе с этими данными появляются грязные буферы (в результате простановки битов-подсказок или при выполнении UPDATE), они отключаются от кольца, возвращаются в основной кеш и вытесняются затем уже на общих основаниях. А вместо отключенного буфера в кольцо из кеша подключается другой буфер. Такая стратегия рассчитана на то, что данные в основном читаются, а не изменяются.</text:span></text:p>
              <text:p text:style-name="P46"><text:span text:style-name="T22">Если в процессе чтения таблицы другому процессу тоже потребуются эти данные, он подключается к уже имеющемуся буферному кольцу, а потом отдельно дочитывает страницы, которых в кольце </text:span><text:span text:style-name="T6">не было.</text:span></text:p>
              <text:p text:style-name="P46"><text:span text:style-name="T22">Для работы очистки используется кольцо, размер которого задается </text:span><text:span text:style-name="T31">параметром </text:span><text:span text:style-name="T26">vacuum_buffer_usage_limit.</text:span><text:span text:style-name="T22"> По умолчанию его значение невелико (32 страницы), так как замедление очистки обычно не столь критично, как замедление пользовательских процессов (исключение </text:span><text:span text:style-name="T6">— защитный режим: в нем очистка может использовать весь кеш).</text:span></text:p>
              <text:p text:style-name="P46"><text:span text:style-name="T6">Для массовых операций записи — COPY, CREATE TABLE AS SELECT — кольцо имеет достаточно большой размер (обычно 2048 страниц, но не больше одной восьмой всего буферного кеша)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2" draw:text-style-name="P3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Локальный кеш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Для временных таблиц</text:span></text:p>
                <text:list>
                  <text:list-item>
                    <text:p text:style-name="P43"><text:span text:style-name="T19">видны только одному </text:span><text:span text:style-name="T19">сеансу — нет смысла </text:span><text:span text:style-name="T19">использовать общий кеш</text:span></text:p>
                  </text:list-item>
                  <text:list-item>
                    <text:p text:style-name="P42"><text:span text:style-name="T28">существуют в пределах </text:span><text:span text:style-name="T28">сеанса — не жалко </text:span><text:span text:style-name="T28">потерять при сбое </text:span></text:p>
                    <text:p text:style-name="P42"><text:span text:style-name="T19"/></text:p>
                  </text:list-item>
                </text:list>
              </text:list-item>
              <text:list-item>
                <text:p text:style-name="P8"><text:span text:style-name="T11">Особенности</text:span></text:p>
                <text:list>
                  <text:list-item>
                    <text:p text:style-name="P43"><text:span text:style-name="T19">не требуются блокировки</text:span></text:p>
                  </text:list-item>
                  <text:list-item>
                    <text:p text:style-name="P43"><text:span text:style-name="T19">память выделяется по </text:span><text:span text:style-name="T19">необходимости в пределах </text:span><text:span text:style-name="T32">temp_buffers</text:span></text:p>
                  </text:list-item>
                  <text:list-item>
                    <text:p text:style-name="P43"><text:span text:style-name="T19">обычный алгоритм </text:span><text:span text:style-name="T19">вытеснения</text:span></text:p>
                  </text:list-item>
                  <text:list-item>
                    <text:p text:style-name="P43"><text:span text:style-name="T19">механизм буферных колец </text:span><text:span text:style-name="T19">не используется</text:span></text:p>
                  </text:list-item>
                  <text:list-item>
                    <text:p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057cm" draw:page-number="18" presentation:class="page"/>
          <draw:frame presentation:style-name="pr16" draw:text-style-name="P47" draw:layer="layout" svg:width="16.799cm" svg:height="14.121cm" svg:x="2.1cm" svg:y="14.107cm" presentation:class="notes" presentation:user-transformed="true">
            <draw:text-box>
              <text:p text:style-name="P46"><text:span text:style-name="T6">Исключением из общего правила являются временные таблицы. Поскольку временные данные видны только одному процессу, им нечего делать в общем буферном кеше. Более того, временные данные существуют только в рамках одного сеанса, так что их не нужно защищать от сбоя.</text:span></text:p>
              <text:p text:style-name="P46"><text:span text:style-name="T6">Для временных данных используется облегченный локальный кеш.</text:span></text:p>
              <text:p text:style-name="P46"><text:span text:style-name="T6">Поскольку локальный кеш доступен только одному процессу, для него не требуются блокировки. Память выделяется по мере необходимости (в пределах, заданных параметром </text:span><text:span text:style-name="T15">temp_buffers</text:span><text:span text:style-name="T6">), ведь временные таблицы используются далеко не во всех сеансах. В локальном кеше используется обычный алгоритм вытеснения.</text:span></text:p>
              <text:p text:style-name="P46"><text:span text:style-name="T6">Временные таблицы на физическом уровне хранятся схожим с обычными таблицами образом. Параметр </text:span><text:span text:style-name="T15">temp_tablespaces</text:span><text:span text:style-name="T6"> задаёт табличные пространства, в которых будут создаваться временные объекты (временные таблицы и индексы временных таблиц), когда в команде CREATE табличное пространство не указывается явно. </text:span></text:p>
              <text:p text:style-name="P46"><text:span text:style-name="T22">Значение параметра </text:span><text:span text:style-name="T15">temp_tablespaces </text:span><text:span text:style-name="T6">может содержать список имён табличных пространств. Когда этот список содержит больше одного имени, PostgreSQL выбирает из него случайный элемент при создании каждого временного объекта; однако при создании последующих объектов внутри транзакции табличные пространства перебираются последовательно. Если же в списке оказывается пустая строка (значение по умолчанию), PostgreSQL будет использовать табличное пространство по умолчанию для текущей базы данных.</text:span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2" draw:text-style-name="P3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рогрев кеш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Расширение pg_prewarm</text:span></text:p>
                <text:list>
                  <text:list-item>
                    <text:p text:style-name="P43"><text:span text:style-name="T19">ручной прогрев кеша </text:span><text:span text:style-name="T19">операционной системы</text:span></text:p>
                  </text:list-item>
                  <text:list-item>
                    <text:p text:style-name="P43"><text:span text:style-name="T19">ручной прогрев буферного </text:span><text:span text:style-name="T19">кеша</text:span></text:p>
                  </text:list-item>
                  <text:list-item>
                    <text:p text:style-name="P42"><text:span text:style-name="T19">автоматический прогрев </text:span><text:span text:style-name="T19">буферного кеша при </text:span><text:span text:style-name="T19">перезапуске сервера</text:span></text:p>
                  </text:list-item>
                  <text:list-item>
                    <text:p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7" draw:layer="layout" svg:width="16.799cm" svg:height="13.364cm" svg:x="2.1cm" svg:y="14.107cm" presentation:class="notes" presentation:user-transformed="true">
            <draw:text-box>
              <text:p text:style-name="P46"><text:span text:style-name="T6">﻿</text:span><text:span text:style-name="T6">После перезапуска сервера буферный кеш пуст и должно пройти некоторое время, чтобы он «прогрелся», то есть набрал актуальные активно использующиеся данные. Иногда может оказаться полезным сразу прочитать в кеш данные определенных таблиц.</text:span></text:p>
              <text:p text:style-name="P46"><text:span text:style-name="T6">Расширение pg_prewarm позволяет в ручном режиме прочитать некоторые таблицы либо в кеш операционной системы, либо</text:span><text:span text:style-name="T6"><text:line-break/></text:span><text:span text:style-name="T6">и в буферный кеш СУБД тоже.</text:span></text:p>
              <text:p text:style-name="P46"><text:span text:style-name="T6">Расширение также позволяет в автоматическом режиме восстановить содержимое буферного кеша после перезапуска сервера. Для этого необходимо подключить библиотеку расширения, добавив ее в параметр </text:span><text:span text:style-name="T15">shared_preload_libraries</text:span><text:span text:style-name="T6">.</text:span></text:p>
              <text:p text:style-name="P46"><text:span text:style-name="T23"><text:a xlink:href="https://postgrespro.ru/docs/postgresql/16/pgprewarm" xlink:type="simple">https://postgrespro.ru/docs/postgresql/16/pgprewarm</text:a></text:span></text:p>
              <text:p text:style-name="P46"><text:span text:style-name="T6"/></text:p>
            </draw:text-box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2" draw:text-style-name="P3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6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2"><text:span text:style-name="T33">Вся работа с данными происходит </text:span><text:span text:style-name="T33">через буферный кеш</text:span></text:p>
              </text:list-item>
              <text:list-item>
                <text:p text:style-name="P42"><text:span text:style-name="T33">Редко используемые страницы </text:span><text:span text:style-name="T33">вытесняются,</text:span><text:span text:style-name="T33"><text:line-break/></text:span><text:span text:style-name="T33">часто используемые — остаются</text:span></text:p>
              </text:list-item>
              <text:list-item>
                <text:p text:style-name="P8"><text:span text:style-name="T33">Буферный кеш сокращает объем ввода-</text:span><text:span text:style-name="T33">вывода,</text:span><text:span text:style-name="T33"><text:line-break/></text:span><text:span text:style-name="T33">но приводит к необходимости </text:span><text:span text:style-name="T33">журналирования</text:span></text:p>
              </text:list-item>
              <text:list-item>
                <text:p text:style-name="P8"><text:span text:style-name="T3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7" draw:text-style-name="P64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63"><text:span text:style-name="T34">Создайте таблицу и </text:span><text:span text:style-name="T34">вставьте в нее некоторое </text:span><text:span text:style-name="T34">количество строк. </text:span><text:span text:style-name="T34">Определите, сколько </text:span><text:span text:style-name="T34">занимает таблица</text:span><text:span text:style-name="T34"><text:line-break/></text:span><text:span text:style-name="T34">а) страниц на диске,</text:span><text:span text:style-name="T34"><text:line-break/></text:span><text:span text:style-name="T34">б) буферов в кеше.</text:span></text:p>
              </text:list-item>
              <text:list-item>
                <text:p text:style-name="P63"><text:span text:style-name="T34">Узнайте количество </text:span><text:span text:style-name="T34">грязных буферов в кеше </text:span><text:span text:style-name="T34">на текущий момент. </text:span><text:span text:style-name="T34">Выполните </text:span><text:span text:style-name="T34">контрольную точку </text:span><text:span text:style-name="T34">командой </text:span><text:span text:style-name="T35">CHECKPOINT</text:span><text:span text:style-name="T34">. </text:span><text:span text:style-name="T34">Сколько грязных </text:span><text:span text:style-name="T34">буферов осталось </text:span><text:span text:style-name="T34">теперь?</text:span></text:p>
              </text:list-item>
              <text:list-item>
                <text:p text:style-name="P63"><text:span text:style-name="T34">Подключите библиотеку </text:span><text:span text:style-name="T34">расширения pg_prewarm </text:span><text:span text:style-name="T34">и проверьте, что после </text:span><text:span text:style-name="T34">перезапуска сервера </text:span><text:span text:style-name="T34">содержимое буферного </text:span><text:span text:style-name="T34">кеша восстанавливается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65" draw:layer="layout" svg:width="16.799cm" svg:height="13.364cm" svg:x="2.1cm" svg:y="14.107cm" presentation:class="notes" presentation:user-transformed="true">
            <draw:text-box>
              <text:p text:style-name="P46"><text:span text:style-name="T36">Чтобы проверить содержимое буферного кеша, используйте расширение pg_buffercache: </text:span><text:span text:style-name="T37"><text:a xlink:href="https://postgrespro.ru/docs/postgresql/16/pgbuffercache.html" xlink:type="simple">https://postgrespro.ru/docs/postgresql/16/pgbuffercache.html</text:a></text:span></text:p>
              <text:p text:style-name="P46"><text:span text:style-name="T3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adornments="Regular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single" draw:color="#b2b2b2" draw:distance="0.2cm" draw:rotation="450"/>
    <draw:hatch draw:name="Red_20_90_20_Degrees_20_Crossed_20_2" draw:display-name="Red 90 Degrees Crossed 2" draw:style="single" draw:color="#b2b2b2" draw:distance="0.203cm" draw:rotation="450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opacity draw:name="Transparency_20_5" draw:display-name="Transparency 5" draw:style="rectangular" draw:cx="50%" draw:cy="50%" draw:start="20%" draw:end="100%" draw:angle="0deg" draw:border="0%">
      <loext:opacity-stop svg:offset="0" svg:stop-opacity="0.2"/>
      <loext:opacity-stop svg:offset="1" svg:stop-opacity="1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_20__28_Rounded_29_" draw:display-name="Long Dash (Rounded)" draw:style="round" draw:dots1="1" draw:dots1-length="301%" draw:distance="399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4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9" style:family="presentation" style:parent-style-name="master_5f_-outline1">
      <style:graphic-properties fo:min-height="12.18cm" loext:decorative="false"/>
      <style:paragraph-properties style:writing-mode="lr-tb"/>
    </style:style>
    <style:style style:name="Mpr10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D4EEE34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9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2D4EEE34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9H30M42S</meta:editing-duration>
    <meta:editing-cycles>187</meta:editing-cycles>
    <meta:generator>LibreOffice/24.8.3.2$Linux_X86_64 LibreOffice_project/480$Build-2</meta:generator>
    <dc:date>2025-01-24T09:25:44.162250122</dc:date>
    <meta:document-statistic meta:object-count="477"/>
    <meta:template xlink:type="simple" xlink:actuate="onRequest" xlink:title="master" xlink:href="../../../../../.config/libreoffice/4/user/template/master.otp" meta:date="2015-06-03T14:43:56.815095550"/>
  </office:meta>
</office:document-meta>
</file>